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Bitstream Vera Sans" svg:font-family="'Bitstream Vera Sans'"/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493cm" fo:margin-left="0cm" table:align="left" fo:background-color="transparent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212cm"/>
    </style:style>
    <style:style style:name="Tableau1.B" style:family="table-column">
      <style:table-column-properties style:column-width="1.214cm"/>
    </style:style>
    <style:style style:name="Tableau1.1" style:family="table-row">
      <style:table-row-properties style:min-row-height="0.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B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C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D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E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F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G1" style:family="table-cell">
      <style:table-cell-properties style:vertical-align="middle" fo:background-color="#a9ce7b" fo:padding="0.101cm" fo:border="0.05pt solid #000000" fo:vertical-align="center">
        <style:background-image/>
      </style:table-cell-properties>
    </style:style>
    <style:style style:name="Tableau1.2" style:family="table-row">
      <style:table-row-properties style:min-row-height="0.6cm"/>
    </style:style>
    <style:style style:name="Tableau1.A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B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C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D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E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F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G2" style:family="table-cell">
      <style:table-cell-properties style:vertical-align="middle" fo:background-color="#ffffff" fo:padding="0.101cm" fo:border-left="0.05pt solid #000000" fo:border-right="0.05pt solid #000000" fo:border-top="none" fo:border-bottom="0.05pt solid #000000" fo:vertical-align="center">
        <style:background-image/>
      </style:table-cell-properties>
    </style:style>
    <style:style style:name="Tableau2" style:family="table">
      <style:table-properties style:width="8.493cm" fo:margin-left="0cm" table:align="left" fo:background-color="transparent" style:may-break-between-rows="true" style:writing-mode="lr-tb">
        <style:background-image/>
      </style:table-properties>
    </style:style>
    <style:style style:name="Tableau2.A" style:family="table-column">
      <style:table-column-properties style:column-width="1.212cm"/>
    </style:style>
    <style:style style:name="Tableau2.B" style:family="table-column">
      <style:table-column-properties style:column-width="1.214cm"/>
    </style:style>
    <style:style style:name="Tableau2.1" style:family="table-row">
      <style:table-row-properties style:min-row-height="0.6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B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C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D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E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F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G1" style:family="table-cell">
      <style:table-cell-properties style:vertical-align="middle" fo:background-color="#a9ce7b" fo:padding="0.101cm" fo:border="0.05pt solid #000000" fo:vertical-align="center">
        <style:background-image/>
      </style:table-cell-properties>
    </style:style>
    <style:style style:name="Tableau2.2" style:family="table-row">
      <style:table-row-properties style:min-row-height="0.6cm"/>
    </style:style>
    <style:style style:name="Tableau2.A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B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C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D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E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F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G2" style:family="table-cell">
      <style:table-cell-properties style:vertical-align="middle" fo:background-color="#ffffff" fo:padding="0.101cm" fo:border-left="0.05pt solid #000000" fo:border-right="0.05pt solid #000000" fo:border-top="none" fo:border-bottom="0.05pt solid #000000" fo:vertical-align="center">
        <style:background-image/>
      </style:table-cell-properties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2.096cm" style:rel-column-width="15006*"/>
    </style:style>
    <style:style style:name="Tableau11.B" style:family="table-column">
      <style:table-column-properties style:column-width="3.307cm" style:rel-column-width="23685*"/>
    </style:style>
    <style:style style:name="Tableau11.C" style:family="table-column">
      <style:table-column-properties style:column-width="3.748cm" style:rel-column-width="26844*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7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5ae2c9"/>
    </style:style>
    <style:style style:name="P25" style:family="paragraph" style:parent-style-name="_5f_En-tête">
      <style:text-properties officeooo:rsid="004fea2e" officeooo:paragraph-rsid="0026fd94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52b52b" style:font-size-asian="10pt" style:font-size-complex="10pt"/>
    </style:style>
    <style:style style:name="P28" style:family="paragraph" style:parent-style-name="Standard" style:master-page-name="">
      <style:paragraph-properties fo:margin-top="0cm" fo:margin-bottom="0cm" style:contextual-spacing="false" fo:line-height="100%" fo:text-align="justify" style:justify-single-word="false" style:page-number="auto" fo:break-before="auto" fo:break-after="auto"/>
      <style:text-properties style:use-window-font-color="true" loext:opacity="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Bitstream Vera Sans" fo:font-size="9pt" fo:font-weight="normal" officeooo:paragraph-rsid="005a52cf" fo:background-color="transparent" style:font-name-asian="Bitstream Vera Sans" style:font-size-asian="9pt" style:font-name-complex="Bitstream Ver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Bitstream Vera Sans" fo:font-size="9pt" fo:font-weight="normal" officeooo:paragraph-rsid="005b9466" fo:background-color="transparent" style:font-name-asian="Bitstream Vera Sans" style:font-size-asian="9pt" style:font-name-complex="Bitstream Vera Sans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libri" fo:font-size="9pt" fo:font-weight="normal" officeooo:paragraph-rsid="005a52cf" fo:background-color="transparent" style:font-name-asian="Calibri" style:font-size-asian="9pt" style:font-name-complex="Calibri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officeooo:paragraph-rsid="005a52cf" style:font-size-asian="9pt" style:font-size-complex="9pt"/>
    </style:style>
    <style:style style:name="P33" style:family="paragraph" style:parent-style-name="Standard">
      <style:paragraph-properties fo:margin-top="0.101cm" fo:margin-bottom="0cm" style:contextual-spacing="false" fo:line-height="100%" fo:text-align="justify" style:justify-single-word="false"/>
      <style:text-properties style:use-window-font-color="true" loext:opacity="0%" style:font-name="Bitstream Vera Sans" fo:font-size="10pt" fo:font-weight="bold" officeooo:paragraph-rsid="005a52cf" fo:background-color="transparent" style:font-name-asian="Bitstream Vera Sans" style:font-weight-asian="bold" style:font-name-complex="Bitstream Vera Sans" style:font-weight-complex="bold"/>
    </style:style>
    <style:style style:name="P34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fo:color="#e8c32a" loext:opacity="100%" style:font-name="Bitstream Vera Sans" fo:font-size="10pt" fo:font-weight="bold" officeooo:paragraph-rsid="005a52cf" fo:background-color="transparent" style:font-name-asian="Bitstream Vera Sans" style:font-name-complex="Bitstream Vera Sans"/>
    </style:style>
    <style:style style:name="P35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style:use-window-font-color="true" loext:opacity="0%" style:font-name="Bitstream Vera Sans" fo:font-size="10pt" fo:font-weight="normal" officeooo:rsid="009ec5eb" officeooo:paragraph-rsid="005a52cf" fo:background-color="transparent" style:font-name-asian="Bitstream Vera Sans" style:font-size-asian="10pt" style:font-weight-asian="normal" style:font-name-complex="Bitstream Vera Sans" style:font-size-complex="10pt" style:font-weight-complex="normal"/>
    </style:style>
    <style:style style:name="P36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style:use-window-font-color="true" loext:opacity="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37" style:family="paragraph" style:parent-style-name="Standard">
      <style:paragraph-properties fo:margin-top="0.101cm" fo:margin-bottom="0.199cm" style:contextual-spacing="false" fo:line-height="100%" fo:text-align="start" style:justify-single-word="false"/>
      <style:text-properties style:use-window-font-color="true" loext:opacity="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38" style:family="paragraph" style:parent-style-name="Standard">
      <style:paragraph-properties fo:margin-top="0.101cm" fo:margin-bottom="0.199cm" style:contextual-spacing="false" fo:line-height="100%" fo:text-align="justify" style:justify-single-word="false"/>
      <style:text-properties style:use-window-font-color="true" loext:opacity="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39" style:family="paragraph" style:parent-style-name="_5f_Paragraphe_20_livret_20_">
      <loext:graphic-properties draw:opacity="100%" draw:fill-image-width="0cm" draw:fill-image-height="0cm"/>
      <style:paragraph-properties fo:margin-top="0.049cm" fo:margin-bottom="0.049cm" style:contextual-spacing="false" fo:text-align="center" style:justify-single-word="false"/>
      <style:text-properties style:font-name="OpenSymbol3" fo:font-weight="bold" officeooo:paragraph-rsid="00638c8d" style:font-name-asian="OpenSymbol3" style:font-weight-asian="bold" style:font-name-complex="OpenSymbol3" style:font-weight-complex="bold"/>
    </style:style>
    <style:style style:name="P40" style:family="paragraph" style:parent-style-name="_5f_Paragraphe_20_livret_20_">
      <style:paragraph-properties fo:margin-top="0.049cm" fo:margin-bottom="0.049cm" style:contextual-spacing="false"/>
      <style:text-properties fo:color="#000000" loext:opacity="100%" style:font-name="Bitstream Vera Sans" fo:font-size="10pt" fo:font-style="normal" fo:font-weight="normal" officeooo:rsid="00502f4e" officeooo:paragraph-rsid="00638c8d" fo:background-color="transparent" style:font-name-asian="Bitstream Vera Sans" style:font-size-asian="10pt" style:font-name-complex="Bitstream Vera Sans" style:font-size-complex="10pt"/>
    </style:style>
    <style:style style:name="P41" style:family="paragraph" style:parent-style-name="_5f_Paragraphe_20_livret_20_">
      <style:paragraph-properties fo:margin-top="0.101cm" fo:margin-bottom="0.101cm" style:contextual-spacing="false" style:writing-mode="lr-tb"/>
      <style:text-properties officeooo:paragraph-rsid="005a52cf"/>
    </style:style>
    <style:style style:name="P42" style:family="paragraph" style:parent-style-name="Exo_5f_Num" style:list-style-name="Num_5f_Exo">
      <style:text-properties officeooo:paragraph-rsid="005a52cf"/>
    </style:style>
    <style:style style:name="P43" style:family="paragraph" style:parent-style-name="Exo_5f_Num" style:list-style-name="Num_5f_Exo" style:master-page-name="">
      <style:paragraph-properties style:page-number="auto" fo:break-before="auto" fo:break-after="auto">
        <style:tab-stops/>
      </style:paragraph-properties>
      <style:text-properties officeooo:paragraph-rsid="005a52cf"/>
    </style:style>
    <style:style style:name="P44" style:family="paragraph" style:parent-style-name="Exo_5f_Num" style:list-style-name="Num_5f_Exo">
      <style:paragraph-properties fo:margin-top="0.199cm" fo:margin-bottom="0.101cm" style:contextual-spacing="false" style:line-height-at-least="0cm" style:writing-mode="lr-tb"/>
      <style:text-properties officeooo:paragraph-rsid="005a52cf"/>
    </style:style>
    <style:style style:name="P45" style:family="paragraph" style:parent-style-name="Exo_5f_Num" style:list-style-name="Num_5f_Exo">
      <style:paragraph-properties fo:margin-top="0.349cm" fo:margin-bottom="0.101cm" style:contextual-spacing="false"/>
      <style:text-properties officeooo:paragraph-rsid="005a52cf"/>
    </style:style>
    <style:style style:name="P46" style:family="paragraph" style:parent-style-name="Exo_5f_Num" style:list-style-name="Num_5f_Exo">
      <style:paragraph-properties fo:margin-top="0.319cm" fo:margin-bottom="0.101cm" style:contextual-spacing="false"/>
      <style:text-properties officeooo:paragraph-rsid="005a52cf"/>
    </style:style>
    <style:style style:name="P47" style:family="paragraph" style:parent-style-name="Exo_5f_Num" style:list-style-name="Num_5f_Exo">
      <style:paragraph-properties fo:margin-top="0.101cm" fo:margin-bottom="0.101cm" style:contextual-spacing="false" style:writing-mode="lr-tb"/>
      <style:text-properties officeooo:paragraph-rsid="005a52cf"/>
    </style:style>
    <style:style style:name="P48" style:family="paragraph" style:parent-style-name="Exo_5f_Num" style:list-style-name="Num_5f_Exo">
      <style:paragraph-properties fo:margin-top="0.499cm" fo:margin-bottom="0.101cm" style:contextual-spacing="false"/>
      <style:text-properties officeooo:paragraph-rsid="006471ce"/>
    </style:style>
    <style:style style:name="P49" style:family="paragraph" style:parent-style-name="Exo_5f_Num" style:list-style-name="Num_5f_Exo">
      <style:paragraph-properties fo:margin-top="0.499cm" fo:margin-bottom="0.101cm" style:contextual-spacing="false"/>
      <style:text-properties officeooo:paragraph-rsid="005a52cf"/>
    </style:style>
    <style:style style:name="P50" style:family="paragraph" style:parent-style-name="Exo_5f_Num" style:list-style-name="Num_5f_Exo">
      <style:paragraph-properties fo:margin-top="0.499cm" fo:margin-bottom="0.101cm" style:contextual-spacing="false"/>
      <style:text-properties officeooo:paragraph-rsid="005ae2c9"/>
    </style:style>
    <style:style style:name="P51" style:family="paragraph" style:parent-style-name="FILET_5f_POINTILLES" style:list-style-name="Num_5f_Exo">
      <style:text-properties fo:color="#000000" loext:opacity="100%" officeooo:rsid="0075f173" officeooo:paragraph-rsid="007866b6" fo:background-color="#ffff00"/>
    </style:style>
    <style:style style:name="P52" style:family="paragraph" style:parent-style-name="FILET_5f_POINTILLES" style:list-style-name="Num_5f_Exo">
      <style:text-properties fo:color="#000000" loext:opacity="100%" fo:letter-spacing="-0.011cm" officeooo:rsid="00763e82" officeooo:paragraph-rsid="00763e82" fo:background-color="#ffff00"/>
    </style:style>
    <style:style style:name="P53" style:family="paragraph" style:parent-style-name="FILET_5f_POINTILLES" style:list-style-name="liste_5f_abc">
      <style:paragraph-properties fo:margin-top="0.3cm" fo:margin-bottom="0cm" style:contextual-spacing="false"/>
      <style:text-properties fo:color="#000000" loext:opacity="100%" officeooo:rsid="0075f173" officeooo:paragraph-rsid="00763e82" fo:background-color="#ffff00"/>
    </style:style>
    <style:style style:name="P54" style:family="paragraph" style:parent-style-name="FILET_5f_POINTILLES" style:list-style-name="liste_5f_abc">
      <style:paragraph-properties fo:margin-top="0cm" fo:margin-bottom="0cm" style:contextual-spacing="false"/>
      <style:text-properties fo:color="#000000" loext:opacity="100%" officeooo:rsid="0075f173" officeooo:paragraph-rsid="007866b6" fo:background-color="#ffff00"/>
    </style:style>
    <style:style style:name="P55" style:family="paragraph" style:parent-style-name="Standard" style:master-page-name="_5f_Fiche_20_éditeur_20_série_20_2_20_une_20_colonne_20_impaire_20__28_G_29_">
      <style:paragraph-properties fo:margin-top="0.101cm" fo:margin-bottom="0cm" style:contextual-spacing="false" style:page-number="74" fo:break-before="auto" fo:break-after="auto"/>
      <style:text-properties fo:color="#000000" loext:opacity="100%" style:font-name="Bitstream Vera Sans3" fo:font-size="10pt" fo:font-weight="normal" officeooo:rsid="00951988" officeooo:paragraph-rsid="004a79ec" style:font-size-asian="10pt" style:font-weight-asian="normal" style:font-size-complex="10pt" style:font-weight-complex="normal"/>
    </style:style>
    <style:style style:name="P56" style:family="paragraph" style:parent-style-name="Standard" style:list-style-name="Num_5f_Exo" style:master-page-name="">
      <loext:graphic-properties draw:fill="none"/>
      <style:paragraph-properties fo:margin-left="0cm" fo:margin-right="0cm" style:line-height-at-least="0.018cm" fo:text-align="justify" style:justify-single-word="false" fo:text-indent="0cm" style:auto-text-indent="false" style:page-number="auto" fo:background-color="transparent"/>
      <style:text-properties style:use-window-font-color="true" loext:opacity="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57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" fo:font-size="10pt" fo:font-weight="normal" officeooo:paragraph-rsid="00638c8d" fo:background-color="transparent" style:font-name-asian="Bitstream Vera Sans" style:font-weight-asian="normal" style:font-name-complex="Bitstream Vera Sans" style:font-weight-complex="normal"/>
    </style:style>
    <style:style style:name="P58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" fo:font-size="10pt" fo:font-weight="normal" officeooo:paragraph-rsid="00638c8d" fo:background-color="transparent" style:font-name-asian="Bitstream Vera Sans" style:font-weight-asian="normal" style:font-name-complex="Bitstream Vera Sans" style:font-weight-complex="normal"/>
    </style:style>
    <style:style style:name="P59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" fo:font-size="10pt" fo:font-weight="normal" officeooo:paragraph-rsid="00638c8d" fo:background-color="transparent" style:font-name-asian="Bitstream Vera Sans" style:font-name-complex="Bitstream Vera Sans"/>
    </style:style>
    <style:style style:name="P60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61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" fo:font-size="10pt" fo:font-style="normal" fo:font-weight="normal" officeooo:rsid="001ef8fb" officeooo:paragraph-rsid="00638c8d" fo:background-color="transparent" style:font-name-asian="Bitstream Vera Sans" style:font-size-asian="10pt" style:font-style-asian="normal" style:font-name-complex="Bitstream Vera Sans" style:font-size-complex="10pt" style:font-style-complex="normal"/>
    </style:style>
    <style:style style:name="P62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3" fo:font-size="10pt" fo:font-weight="normal" officeooo:paragraph-rsid="00638c8d" fo:background-color="transparent" style:font-name-asian="OpenSymbol3" style:font-weight-asian="normal" style:font-name-complex="OpenSymbol3" style:font-weight-complex="normal"/>
    </style:style>
    <style:style style:name="P63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officeooo:paragraph-rsid="00638c8d"/>
    </style:style>
    <style:style style:name="P64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style:use-window-font-color="true" loext:opacity="0%" style:font-name="Bitstream Vera Sans2" fo:font-size="10pt" fo:language="zxx" fo:country="none" fo:font-style="normal" fo:font-weight="normal" officeooo:rsid="00553124" officeooo:paragraph-rsid="00638c8d" fo:background-color="transparent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/>
    </style:style>
    <style:style style:name="P65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style:use-window-font-color="true" loext:opacity="0%" style:font-name="Bitstream Vera Sans2" fo:font-size="10pt" fo:font-style="normal" fo:font-weight="normal" officeooo:rsid="00502f4e" officeooo:paragraph-rsid="00638c8d" fo:background-color="transparent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P66" style:family="paragraph" style:parent-style-name="Standard" style:list-style-name="Num_5f_Exo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Bitstream Vera Sans" fo:font-size="10pt" fo:font-weight="normal" officeooo:paragraph-rsid="005a52cf" fo:background-color="transparent" style:font-name-asian="Bitstream Vera Sans" style:font-name-complex="Bitstream Vera Sans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669900" loext:opacity="100%" style:font-name="Bitstream Vera Sans" fo:font-size="9pt" fo:font-weight="normal" officeooo:paragraph-rsid="005a52cf" fo:background-color="transparent" style:font-name-asian="Bitstream Vera Sans" style:font-size-asian="9pt" style:font-name-complex="Bitstream Vera Sans" style:font-size-complex="9pt"/>
    </style:style>
    <style:style style:name="P68" style:family="paragraph" style:parent-style-name="_5f_Pied_20_de_20_page" style:list-style-name="">
      <style:paragraph-properties fo:text-align="end" style:justify-single-word="false"/>
    </style:style>
    <style:style style:name="P69" style:family="paragraph" style:parent-style-name="_5f_Pied_20_de_20_page">
      <style:paragraph-properties fo:text-align="end" style:justify-single-word="false"/>
    </style:style>
    <style:style style:name="P70" style:family="paragraph" style:parent-style-name="_5f_Pied_20_de_20_page" style:list-style-name=""/>
    <style:style style:name="P7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_5f_num_5f_abcd">
      <style:paragraph-properties style:line-height-at-least="0.018cm"/>
      <style:text-properties fo:background-color="#ffff00"/>
    </style:style>
    <style:style style:name="P73" style:family="paragraph" style:parent-style-name="_5f_num_5f_abcd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fo:background-color="#ffff00"/>
    </style:style>
    <style:style style:name="P74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5ae2c9" fo:background-color="#ffff00"/>
    </style:style>
    <style:style style:name="P75" style:family="paragraph" style:parent-style-name="_5f_num_5f_abcd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</style:style>
    <style:style style:name="P76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605711"/>
    </style:style>
    <style:style style:name="P77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7170f5"/>
    </style:style>
    <style:style style:name="P78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5d48c5"/>
    </style:style>
    <style:style style:name="P79" style:family="paragraph" style:parent-style-name="_5f_num_5f_abcd">
      <style:paragraph-properties fo:margin-top="0.101cm" fo:margin-bottom="0.101cm" style:contextual-spacing="false" style:line-height-at-least="0.018cm" style:writing-mode="lr-tb"/>
    </style:style>
    <style:style style:name="P80" style:family="paragraph" style:parent-style-name="_5f_num_5f_abcd">
      <style:paragraph-properties fo:margin-top="0.101cm" fo:margin-bottom="0.101cm" style:contextual-spacing="false" style:writing-mode="lr-tb"/>
      <style:text-properties fo:background-color="#ffff00"/>
    </style:style>
    <style:style style:name="P81" style:family="paragraph" style:parent-style-name="_5f_num_5f_abcd" style:list-style-name="liste_5f_abc">
      <style:paragraph-properties fo:margin-top="0.101cm" fo:margin-bottom="0.101cm" style:contextual-spacing="false" style:line-height-at-least="0cm" style:writing-mode="lr-tb"/>
      <style:text-properties officeooo:paragraph-rsid="00674fc0" fo:background-color="#ffff00"/>
    </style:style>
    <style:style style:name="P82" style:family="paragraph" style:parent-style-name="_5f_num_5f_abcd" style:list-style-name="liste_5f_abc">
      <style:paragraph-properties fo:margin-top="0.101cm" fo:margin-bottom="0.101cm" style:contextual-spacing="false" style:line-height-at-least="0cm" style:writing-mode="lr-tb"/>
      <style:text-properties officeooo:paragraph-rsid="006766ff" fo:background-color="#ffff00"/>
    </style:style>
    <style:style style:name="P83" style:family="paragraph" style:parent-style-name="_5f_num_5f_abcd" style:list-style-name="liste_5f_abc">
      <style:paragraph-properties fo:margin-top="0.101cm" fo:margin-bottom="0.101cm" style:contextual-spacing="false" style:writing-mode="lr-tb"/>
      <style:text-properties officeooo:paragraph-rsid="0068d415" fo:background-color="#ffff00"/>
    </style:style>
    <style:style style:name="P84" style:family="paragraph" style:parent-style-name="_5f_num_5f_abcd" style:list-style-name="liste_5f_abc">
      <style:paragraph-properties fo:margin-top="0.101cm" fo:margin-bottom="0.101cm" style:contextual-spacing="false" style:writing-mode="lr-tb"/>
      <style:text-properties officeooo:paragraph-rsid="0068d415"/>
    </style:style>
    <style:style style:name="P85" style:family="paragraph" style:parent-style-name="_5f_num_5f_abcd" style:master-page-name="">
      <style:paragraph-properties style:page-number="auto"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fo:background-color="#ffff00"/>
    </style:style>
    <style:style style:name="P86" style:family="paragraph" style:parent-style-name="_5f_num_5f_abcd">
      <style:paragraph-properties fo:margin-top="0.3cm" fo:margin-bottom="0cm" style:contextual-spacing="false"/>
    </style:style>
    <style:style style:name="P87" style:family="paragraph">
      <style:paragraph-properties fo:text-align="center"/>
    </style:style>
    <style:style style:name="P8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90" style:family="paragraph">
      <loext:graphic-properties draw:fill="solid" draw:fill-color="#7fb241"/>
    </style:style>
    <style:style style:name="P91" style:family="paragraph">
      <style:paragraph-properties fo:margin-top="0cm" fo:margin-bottom="0.199cm" fo:text-align="center" style:writing-mode="lr-tb"/>
    </style:style>
    <style:style style:name="P9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fea2e"/>
    </style:style>
    <style:style style:name="T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loext:opacity="100%" style:font-name="Bitstream Vera Sans1" fo:font-size="9pt" officeooo:rsid="004d7250" fo:background-color="transparent" loext:char-shading-value="0"/>
    </style:style>
    <style:style style:name="T9" style:family="text">
      <style:text-properties officeooo:rsid="0052b52b"/>
    </style:style>
    <style:style style:name="T10" style:family="text">
      <style:text-properties officeooo:rsid="002aa84d"/>
    </style:style>
    <style:style style:name="T11" style:family="text">
      <style:text-properties officeooo:rsid="0063bdbe"/>
    </style:style>
    <style:style style:name="T12" style:family="text">
      <style:text-properties officeooo:rsid="00546213"/>
    </style:style>
    <style:style style:name="T13" style:family="text">
      <style:text-properties style:use-window-font-color="true" loext:opacity="0%" style:font-name="Bitstream Vera Sans1" fo:font-size="10pt" fo:font-weight="normal" officeooo:rsid="00bc9455" style:font-size-asian="10.5pt"/>
    </style:style>
    <style:style style:name="T14" style:family="text">
      <style:text-properties style:use-window-font-color="true" loext:opacity="0%" style:font-name="Bitstream Vera Sans1" fo:font-size="10pt" fo:font-weight="normal" officeooo:rsid="00bdf99c" style:font-size-asian="10.5pt"/>
    </style:style>
    <style:style style:name="T15" style:family="text">
      <style:text-properties style:use-window-font-color="true" loext:opacity="0%" style:font-name="Bitstream Vera Sans1" fo:font-size="10pt" fo:font-weight="normal" officeooo:rsid="00be434e" style:font-size-asian="10.5pt"/>
    </style:style>
    <style:style style:name="T16" style:family="text">
      <style:text-properties style:use-window-font-color="true" loext:opacity="0%" style:font-name="Bitstream Vera Sans" fo:font-size="10pt" fo:font-weight="normal" fo:background-color="transparent" loext:char-shading-value="0" style:font-name-asian="Bitstream Vera Sans" style:font-name-complex="Bitstream Vera Sans"/>
    </style:style>
    <style:style style:name="T17" style:family="text">
      <style:text-properties style:use-window-font-color="true" loext:opacity="0%" style:font-name="Bitstream Vera Sans" fo:font-size="10pt" fo:font-weight="normal" style:font-name-asian="Bitstream Vera Sans" style:font-name-complex="Bitstream Vera Sans"/>
    </style:style>
    <style:style style:name="T18" style:family="text">
      <style:text-properties style:use-window-font-color="true" loext:opacity="0%" style:font-name="Bitstream Vera Sans" fo:font-size="10pt" fo:font-weight="normal" officeooo:rsid="00674fc0" style:font-name-asian="Bitstream Vera Sans" style:font-name-complex="Bitstream Vera Sans"/>
    </style:style>
    <style:style style:name="T19" style:family="text">
      <style:text-properties style:use-window-font-color="true" loext:opacity="0%" style:font-name="Bitstream Vera Sans" fo:font-size="10pt" fo:font-weight="normal" officeooo:rsid="006766ff" style:font-name-asian="Bitstream Vera Sans" style:font-name-complex="Bitstream Vera Sans"/>
    </style:style>
    <style:style style:name="T20" style:family="text">
      <style:text-properties style:use-window-font-color="true" loext:opacity="0%" style:font-name="Bitstream Vera Sans" fo:font-size="10pt" fo:font-weight="normal" officeooo:rsid="006a0e81" style:font-name-asian="Bitstream Vera Sans" style:font-name-complex="Bitstream Vera Sans"/>
    </style:style>
    <style:style style:name="T21" style:family="text">
      <style:text-properties style:use-window-font-color="true" loext:opacity="0%" style:font-name="Bitstream Vera Sans" fo:font-size="10pt" fo:font-weight="normal" officeooo:rsid="006aaac0" style:font-name-asian="Bitstream Vera Sans" style:font-name-complex="Bitstream Vera Sans"/>
    </style:style>
    <style:style style:name="T22" style:family="text">
      <style:text-properties style:use-window-font-color="true" loext:opacity="0%" style:font-name="Bitstream Vera Sans" fo:font-size="10pt" fo:font-weight="normal" fo:background-color="#ffff00" loext:char-shading-value="0" style:font-name-asian="Bitstream Vera Sans" style:font-name-complex="Bitstream Vera Sans"/>
    </style:style>
    <style:style style:name="T23" style:family="text">
      <style:text-properties style:use-window-font-color="true" loext:opacity="0%" style:font-name="Bitstream Vera Sans" fo:font-size="10pt" fo:font-weight="normal" officeooo:rsid="00674fc0" fo:background-color="#ffff00" loext:char-shading-value="0" style:font-name-asian="Bitstream Vera Sans" style:font-name-complex="Bitstream Vera Sans"/>
    </style:style>
    <style:style style:name="T24" style:family="text">
      <style:text-properties style:use-window-font-color="true" loext:opacity="0%" style:font-name="Bitstream Vera Sans" fo:font-size="10pt" fo:font-weight="normal" officeooo:rsid="006a0e81" fo:background-color="#ffff00" loext:char-shading-value="0" style:font-name-asian="Bitstream Vera Sans" style:font-name-complex="Bitstream Vera Sans"/>
    </style:style>
    <style:style style:name="T25" style:family="text">
      <style:text-properties style:use-window-font-color="true" loext:opacity="0%" style:font-name="Bitstream Vera Sans" fo:font-size="10pt" fo:font-weight="normal" officeooo:rsid="006aaac0" fo:background-color="#ffff00" loext:char-shading-value="0" style:font-name-asian="Bitstream Vera Sans" style:font-name-complex="Bitstream Vera Sans"/>
    </style:style>
    <style:style style:name="T26" style:family="text">
      <style:text-properties style:use-window-font-color="true" loext:opacity="0%" style:font-name="Bitstream Vera Sans" fo:font-size="10pt" fo:font-style="normal" fo:font-weight="normal" officeooo:rsid="009ec5eb" fo:background-color="#ffff00" loext:char-shading-value="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style:use-window-font-color="true" loext:opacity="0%" style:font-name="Bitstream Vera Sans" fo:font-size="10pt" fo:font-style="normal" fo:font-weight="normal" officeooo:rsid="00674fc0" fo:background-color="#ffff00" loext:char-shading-value="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style:use-window-font-color="true" loext:opacity="0%" style:font-name="Bitstream Vera Sans" fo:font-weight="normal" fo:background-color="transparent" loext:char-shading-value="0" style:font-name-asian="Bitstream Vera Sans" style:font-name-complex="Bitstream Vera Sans"/>
    </style:style>
    <style:style style:name="T29" style:family="text">
      <style:text-properties style:use-window-font-color="true" loext:opacity="0%" style:text-position="super 58%" style:font-name="Bitstream Vera Sans" fo:font-size="10pt" fo:font-weight="normal" style:font-name-asian="Bitstream Vera Sans" style:font-name-complex="Bitstream Vera Sans"/>
    </style:style>
    <style:style style:name="T30" style:family="text">
      <style:text-properties style:use-window-font-color="true" loext:opacity="0%" style:text-position="super 58%" style:font-name="Bitstream Vera Sans" fo:font-size="10pt" fo:font-weight="normal" officeooo:rsid="00674fc0" style:font-name-asian="Bitstream Vera Sans" style:font-name-complex="Bitstream Vera Sans"/>
    </style:style>
    <style:style style:name="T31" style:family="text">
      <style:text-properties style:use-window-font-color="true" loext:opacity="0%" style:text-position="super 58%" style:font-name="Bitstream Vera Sans" fo:font-size="10pt" fo:font-weight="normal" fo:background-color="#ffff00" loext:char-shading-value="0" style:font-name-asian="Bitstream Vera Sans" style:font-name-complex="Bitstream Vera Sans"/>
    </style:style>
    <style:style style:name="T32" style:family="text">
      <style:text-properties style:use-window-font-color="true" loext:opacity="0%" style:text-position="super 58%" style:font-name="Bitstream Vera Sans" fo:font-size="10pt" fo:font-weight="normal" officeooo:rsid="00674fc0" fo:background-color="#ffff00" loext:char-shading-value="0" style:font-name-asian="Bitstream Vera Sans" style:font-name-complex="Bitstream Vera Sans"/>
    </style:style>
    <style:style style:name="T33" style:family="text">
      <style:text-properties style:use-window-font-color="true" loext:opacity="0%" style:text-position="super 58%" style:font-name="Bitstream Vera Sans" fo:font-size="10pt" fo:font-style="normal" fo:font-weight="normal" officeooo:rsid="009ec5eb" fo:background-color="#ffff00" loext:char-shading-value="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style:use-window-font-color="true" loext:opacity="0%" style:text-position="super 58%" style:font-name="Bitstream Vera Sans" fo:font-weight="normal" fo:background-color="transparent" loext:char-shading-value="0" style:font-name-asian="Bitstream Vera Sans" style:font-name-complex="Bitstream Vera Sans"/>
    </style:style>
    <style:style style:name="T35" style:family="text">
      <style:text-properties style:use-window-font-color="true" loext:opacity="0%" style:font-name="OpenSymbol" fo:font-size="10pt" fo:font-weight="normal" style:font-name-asian="OpenSymbol" style:font-name-complex="OpenSymbol"/>
    </style:style>
    <style:style style:name="T36" style:family="text">
      <style:text-properties style:use-window-font-color="true" loext:opacity="0%" style:font-name="OpenSymbol" fo:font-size="10pt" fo:font-weight="normal" fo:background-color="#ffff00" loext:char-shading-value="0" style:font-name-asian="OpenSymbol" style:font-name-complex="OpenSymbol"/>
    </style:style>
    <style:style style:name="T37" style:family="text">
      <style:text-properties style:use-window-font-color="true" loext:opacity="0%" style:font-name="OpenSymbol" fo:font-size="10pt" fo:font-style="normal" fo:font-weight="normal" officeooo:rsid="009ec5eb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3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39" style:family="text">
      <style:text-properties fo:color="#000000" loext:opacity="100%" style:font-name="Bitstream Vera Sans3" fo:font-size="10pt" fo:font-weight="normal" fo:background-color="transparent" loext:char-shading-value="0" style:font-name-asian="OpenSymbol3" style:font-weight-asian="normal" style:font-name-complex="OpenSymbol3" style:font-weight-complex="normal"/>
    </style:style>
    <style:style style:name="T40" style:family="text">
      <style:text-properties fo:color="#000000" loext:opacity="100%" style:font-name="Bitstream Vera Sans3" fo:font-size="10pt" fo:font-weight="normal" officeooo:rsid="00638c8d" fo:background-color="transparent" loext:char-shading-value="0" style:font-name-asian="OpenSymbol3" style:font-weight-asian="normal" style:font-name-complex="OpenSymbol3" style:font-weight-complex="normal"/>
    </style:style>
    <style:style style:name="T41" style:family="text">
      <style:text-properties fo:color="#000000" loext:opacity="100%" style:font-name="Bitstream Vera Sans" fo:font-size="10pt" fo:font-weight="normal" fo:background-color="transparent" loext:char-shading-value="0" style:font-name-asian="Bitstream Vera Sans" style:font-name-complex="Bitstream Vera Sans"/>
    </style:style>
    <style:style style:name="T42" style:family="text">
      <style:text-properties fo:color="#000000" loext:opacity="100%" style:font-name="Bitstream Vera Sans" fo:font-size="10pt" fo:font-weight="normal" officeooo:rsid="00bdf99c" fo:background-color="transparent" loext:char-shading-value="0" style:font-name-asian="Bitstream Vera Sans" style:font-name-complex="Bitstream Vera Sans"/>
    </style:style>
    <style:style style:name="T43" style:family="text">
      <style:text-properties fo:color="#000000" loext:opacity="100%" style:font-name="Bitstream Vera Sans" fo:font-size="10pt" fo:font-weight="normal" officeooo:rsid="00bee394" fo:background-color="transparent" loext:char-shading-value="0" style:font-name-asian="Bitstream Vera Sans" style:font-name-complex="Bitstream Vera Sans"/>
    </style:style>
    <style:style style:name="T44" style:family="text">
      <style:text-properties fo:color="#000000" loext:opacity="100%" style:font-name="Bitstream Vera Sans" fo:font-size="10pt" fo:font-weight="normal" officeooo:rsid="007913e7" fo:background-color="transparent" loext:char-shading-value="0" style:font-name-asian="Bitstream Vera Sans" style:font-name-complex="Bitstream Vera Sans"/>
    </style:style>
    <style:style style:name="T45" style:family="text">
      <style:text-properties fo:color="#000000" loext:opacity="100%" style:font-name="Bitstream Vera Sans" fo:font-size="10pt" fo:font-weight="normal" style:font-name-asian="Bitstream Vera Sans" style:font-name-complex="Bitstream Vera Sans"/>
    </style:style>
    <style:style style:name="T46" style:family="text">
      <style:text-properties fo:color="#000000" loext:opacity="100%" style:font-name="Bitstream Vera Sans" fo:font-size="10pt" fo:font-weight="normal" officeooo:rsid="0068d415" style:font-name-asian="Bitstream Vera Sans" style:font-name-complex="Bitstream Vera Sans"/>
    </style:style>
    <style:style style:name="T47" style:family="text">
      <style:text-properties fo:color="#000000" loext:opacity="100%" style:font-name="Bitstream Vera Sans" fo:font-size="10pt" fo:font-weight="normal" officeooo:rsid="006f2ab7" style:font-name-asian="Bitstream Vera Sans" style:font-name-complex="Bitstream Vera Sans"/>
    </style:style>
    <style:style style:name="T48" style:family="text">
      <style:text-properties fo:color="#000000" loext:opacity="100%" style:font-name="Bitstream Vera Sans" fo:font-size="10pt" fo:font-weight="normal" officeooo:rsid="006fa750" style:font-name-asian="Bitstream Vera Sans" style:font-name-complex="Bitstream Vera Sans"/>
    </style:style>
    <style:style style:name="T49" style:family="text">
      <style:text-properties fo:color="#000000" loext:opacity="100%" style:font-name="Bitstream Vera Sans" fo:font-size="10pt" fo:font-weight="normal" officeooo:rsid="00bdf99c" style:font-name-asian="Bitstream Vera Sans" style:font-name-complex="Bitstream Vera Sans"/>
    </style:style>
    <style:style style:name="T50" style:family="text">
      <style:text-properties fo:color="#000000" loext:opacity="100%" style:font-name="Bitstream Vera Sans" fo:font-size="10pt" fo:font-weight="normal" officeooo:rsid="006fe514" style:font-name-asian="Bitstream Vera Sans" style:font-name-complex="Bitstream Vera Sans"/>
    </style:style>
    <style:style style:name="T51" style:family="text">
      <style:text-properties fo:color="#000000" loext:opacity="100%" style:font-name="Bitstream Vera Sans" fo:font-size="10pt" fo:font-weight="normal" officeooo:rsid="00be434e" style:font-name-asian="Bitstream Vera Sans" style:font-name-complex="Bitstream Vera Sans"/>
    </style:style>
    <style:style style:name="T52" style:family="text">
      <style:text-properties fo:color="#000000" loext:opacity="100%" style:font-name="Bitstream Vera Sans" fo:font-size="10pt" fo:font-weight="normal" officeooo:rsid="007170f5" style:font-name-asian="Bitstream Vera Sans" style:font-name-complex="Bitstream Vera Sans"/>
    </style:style>
    <style:style style:name="T53" style:family="text">
      <style:text-properties fo:color="#000000" loext:opacity="100%" style:font-name="Bitstream Vera Sans" fo:font-size="10pt" fo:font-weight="normal" fo:background-color="#ffff00" loext:char-shading-value="0" style:font-name-asian="Bitstream Vera Sans" style:font-name-complex="Bitstream Vera Sans"/>
    </style:style>
    <style:style style:name="T54" style:family="text">
      <style:text-properties fo:color="#000000" loext:opacity="100%" style:font-name="Bitstream Vera Sans" fo:font-size="10pt" fo:font-weight="normal" officeooo:rsid="00be434e" fo:background-color="#ffff00" loext:char-shading-value="0" style:font-name-asian="Bitstream Vera Sans" style:font-name-complex="Bitstream Vera Sans"/>
    </style:style>
    <style:style style:name="T55" style:family="text">
      <style:text-properties fo:color="#000000" loext:opacity="100%" style:font-name="Bitstream Vera Sans" fo:font-size="10pt" fo:font-weight="normal" officeooo:rsid="006fe514" fo:background-color="#ffff00" loext:char-shading-value="0" style:font-name-asian="Bitstream Vera Sans" style:font-name-complex="Bitstream Vera Sans"/>
    </style:style>
    <style:style style:name="T56" style:family="text">
      <style:text-properties fo:color="#000000" loext:opacity="100%" style:font-name="Bitstream Vera Sans" fo:font-size="10pt" fo:font-weight="normal" officeooo:rsid="00bdf99c" fo:background-color="#ffff00" loext:char-shading-value="0" style:font-name-asian="Bitstream Vera Sans" style:font-name-complex="Bitstream Vera Sans"/>
    </style:style>
    <style:style style:name="T57" style:family="text">
      <style:text-properties fo:color="#000000" loext:opacity="100%" style:font-name="Bitstream Vera Sans" fo:font-size="10pt" fo:font-weight="normal" officeooo:rsid="00bee394" fo:background-color="#ffff00" loext:char-shading-value="0" style:font-name-asian="Bitstream Vera Sans" style:font-name-complex="Bitstream Vera Sans"/>
    </style:style>
    <style:style style:name="T58" style:family="text">
      <style:text-properties fo:color="#000000" loext:opacity="100%" style:font-name="Bitstream Vera Sans" fo:font-size="10pt" fo:font-weight="normal" officeooo:rsid="007170f5" fo:background-color="#ffff00" loext:char-shading-value="0" style:font-name-asian="Bitstream Vera Sans" style:font-name-complex="Bitstream Vera Sans"/>
    </style:style>
    <style:style style:name="T59" style:family="text">
      <style:text-properties fo:color="#000000" loext:opacity="100%" style:font-name="Bitstream Vera Sans" fo:font-size="10pt" fo:letter-spacing="-0.018cm" fo:font-weight="normal" fo:background-color="#ffff00" loext:char-shading-value="0" style:font-name-asian="Bitstream Vera Sans" style:font-name-complex="Bitstream Vera Sans"/>
    </style:style>
    <style:style style:name="T60" style:family="text">
      <style:text-properties fo:color="#000000" loext:opacity="100%" style:font-name="Bitstream Vera Sans" fo:font-size="10pt" fo:letter-spacing="-0.018cm" fo:font-weight="normal" officeooo:rsid="00be434e" fo:background-color="#ffff00" loext:char-shading-value="0" style:font-name-asian="Bitstream Vera Sans" style:font-name-complex="Bitstream Vera Sans"/>
    </style:style>
    <style:style style:name="T61" style:family="text">
      <style:text-properties fo:color="#000000" loext:opacity="100%" style:font-name="Bitstream Vera Sans" fo:font-size="10pt" fo:letter-spacing="-0.018cm" fo:font-weight="normal" officeooo:rsid="007170f5" fo:background-color="#ffff00" loext:char-shading-value="0" style:font-name-asian="Bitstream Vera Sans" style:font-name-complex="Bitstream Vera Sans"/>
    </style:style>
    <style:style style:name="T62" style:family="text">
      <style:text-properties fo:color="#000000" loext:opacity="100%" style:font-name="Bitstream Vera Sans" fo:font-size="10pt" fo:letter-spacing="-0.018cm" fo:font-style="normal" fo:font-weight="normal" officeooo:rsid="00be434e" fo:background-color="#ffff00" loext:char-shading-value="0" style:font-name-asian="Bitstream Vera Sans" style:font-name-complex="Bitstream Vera Sans"/>
    </style:style>
    <style:style style:name="T63" style:family="text">
      <style:text-properties fo:color="#000000" loext:opacity="100%" style:font-name="Bitstream Vera Sans" fo:font-size="10pt" fo:font-style="normal" fo:font-weight="normal" officeooo:rsid="00bee394" fo:background-color="transparent" loext:char-shading-value="0" style:font-name-asian="Bitstream Vera Sans" style:font-name-complex="Bitstream Vera Sans"/>
    </style:style>
    <style:style style:name="T64" style:family="text">
      <style:text-properties fo:color="#000000" loext:opacity="100%" style:font-name="Bitstream Vera Sans" fo:font-size="10pt" fo:font-style="normal" fo:font-weight="normal" officeooo:rsid="007913e7" fo:background-color="transparent" loext:char-shading-value="0" style:font-name-asian="Bitstream Vera Sans" style:font-name-complex="Bitstream Vera Sans"/>
    </style:style>
    <style:style style:name="T65" style:family="text">
      <style:text-properties fo:color="#000000" loext:opacity="100%" style:font-name="Bitstream Vera Sans" fo:font-size="10pt" fo:font-style="normal" fo:font-weight="bold" officeooo:rsid="007913e7" fo:background-color="transparent" loext:char-shading-value="0" style:font-name-asian="Bitstream Vera Sans" style:font-weight-asian="bold" style:font-name-complex="Bitstream Vera Sans" style:font-weight-complex="bold"/>
    </style:style>
    <style:style style:name="T66" style:family="text">
      <style:text-properties fo:color="#000000" loext:opacity="100%" style:font-name="Bitstream Vera Sans" fo:font-size="10pt" fo:font-weight="bold" officeooo:rsid="00bee394" fo:background-color="transparent" loext:char-shading-value="0" style:font-name-asian="Bitstream Vera Sans" style:font-weight-asian="bold" style:font-name-complex="Bitstream Vera Sans" style:font-weight-complex="bold"/>
    </style:style>
    <style:style style:name="T67" style:family="text">
      <style:text-properties fo:color="#000000" loext:opacity="100%" style:text-position="super 58%" style:font-name="Bitstream Vera Sans" fo:font-size="10pt" fo:font-weight="normal" fo:background-color="transparent" loext:char-shading-value="0" style:font-name-asian="Bitstream Vera Sans" style:font-name-complex="Bitstream Vera Sans"/>
    </style:style>
    <style:style style:name="T68" style:family="text">
      <style:text-properties fo:color="#000000" loext:opacity="100%" style:text-position="super 58%" style:font-name="Bitstream Vera Sans" fo:font-size="10pt" fo:font-weight="normal" style:font-name-asian="Bitstream Vera Sans" style:font-name-complex="Bitstream Vera Sans"/>
    </style:style>
    <style:style style:name="T69" style:family="text">
      <style:text-properties fo:color="#000000" loext:opacity="100%" style:text-position="super 58%" style:font-name="Bitstream Vera Sans" fo:font-size="10pt" fo:font-weight="normal" fo:background-color="#ffff00" loext:char-shading-value="0" style:font-name-asian="Bitstream Vera Sans" style:font-name-complex="Bitstream Vera Sans"/>
    </style:style>
    <style:style style:name="T70" style:family="text">
      <style:text-properties fo:color="#000000" loext:opacity="100%" style:text-position="super 58%" style:font-name="Bitstream Vera Sans" fo:font-size="10pt" fo:font-weight="normal" officeooo:rsid="00bdf99c" fo:background-color="#ffff00" loext:char-shading-value="0" style:font-name-asian="Bitstream Vera Sans" style:font-name-complex="Bitstream Vera Sans"/>
    </style:style>
    <style:style style:name="T71" style:family="text">
      <style:text-properties fo:color="#000000" loext:opacity="100%" style:text-position="super 58%" style:font-name="Bitstream Vera Sans" fo:font-size="10pt" fo:font-weight="normal" officeooo:rsid="007170f5" fo:background-color="#ffff00" loext:char-shading-value="0" style:font-name-asian="Bitstream Vera Sans" style:font-name-complex="Bitstream Vera Sans"/>
    </style:style>
    <style:style style:name="T72" style:family="text">
      <style:text-properties fo:color="#000000" loext:opacity="100%" style:font-name="OpenSymbol" fo:font-size="10pt" fo:font-weight="normal" fo:background-color="transparent" loext:char-shading-value="0" style:font-name-asian="OpenSymbol" style:font-name-complex="OpenSymbol"/>
    </style:style>
    <style:style style:name="T73" style:family="text">
      <style:text-properties fo:color="#000000" loext:opacity="100%" style:font-name="OpenSymbol" fo:font-size="10pt" fo:font-weight="normal" style:font-name-asian="OpenSymbol" style:font-name-complex="OpenSymbol"/>
    </style:style>
    <style:style style:name="T74" style:family="text">
      <style:text-properties fo:color="#000000" loext:opacity="100%" style:font-name="OpenSymbol" fo:font-size="10pt" fo:font-weight="normal" fo:background-color="#ffff00" loext:char-shading-value="0" style:font-name-asian="OpenSymbol" style:font-name-complex="OpenSymbol"/>
    </style:style>
    <style:style style:name="T75" style:family="text">
      <style:text-properties fo:color="#000000" loext:opacity="100%" style:font-name="OpenSymbol" fo:font-size="10pt" fo:letter-spacing="-0.018cm" fo:font-weight="normal" fo:background-color="#ffff00" loext:char-shading-value="0" style:font-name-asian="OpenSymbol" style:font-name-complex="OpenSymbol"/>
    </style:style>
    <style:style style:name="T76" style:family="text">
      <style:text-properties fo:color="#000000" loext:opacity="100%" style:font-name="Bitstream Vera Sans4" fo:font-size="10pt" fo:font-style="normal" fo:font-weight="normal" officeooo:rsid="00bee394"/>
    </style:style>
    <style:style style:name="T77" style:family="text">
      <style:text-properties fo:color="#000000" loext:opacity="100%" fo:font-weight="normal" officeooo:rsid="0068d415" fo:background-color="#ffff00" loext:char-shading-value="0" style:font-name-asian="Bitstream Vera Sans" style:font-name-complex="Bitstream Vera Sans"/>
    </style:style>
    <style:style style:name="T78" style:family="text">
      <style:text-properties fo:color="#000000" loext:opacity="100%" fo:font-weight="normal" style:font-name-asian="Bitstream Vera Sans" style:font-name-complex="Bitstream Vera Sans"/>
    </style:style>
    <style:style style:name="T79" style:family="text">
      <style:text-properties fo:color="#000000" loext:opacity="100%" fo:font-weight="normal" officeooo:rsid="00bee394" style:font-name-asian="Bitstream Vera Sans" style:font-name-complex="Bitstream Vera Sans"/>
    </style:style>
    <style:style style:name="T80" style:family="text">
      <style:text-properties fo:color="#000000" loext:opacity="100%" fo:font-weight="normal" officeooo:rsid="007913e7" style:font-name-asian="Bitstream Vera Sans" style:font-name-complex="Bitstream Vera Sans"/>
    </style:style>
    <style:style style:name="T81" style:family="text">
      <style:text-properties fo:color="#000000" loext:opacity="100%" fo:font-weight="normal" style:font-name-asian="OpenSymbol" style:font-name-complex="OpenSymbol"/>
    </style:style>
    <style:style style:name="T82" style:family="text">
      <style:text-properties fo:color="#000000" loext:opacity="100%" officeooo:rsid="00763e82" fo:background-color="#ffff00" loext:char-shading-value="0"/>
    </style:style>
    <style:style style:name="T83" style:family="text">
      <style:text-properties fo:color="#000000" loext:opacity="100%" fo:letter-spacing="-0.011cm" officeooo:rsid="00763e82" fo:background-color="#ffff00" loext:char-shading-value="0"/>
    </style:style>
    <style:style style:name="T84" style:family="text">
      <style:text-properties fo:color="#000000" loext:opacity="100%" fo:letter-spacing="-0.011cm" officeooo:rsid="0077978f" fo:background-color="#ffff00" loext:char-shading-value="0"/>
    </style:style>
    <style:style style:name="T85" style:family="text">
      <style:text-properties fo:color="#000000" loext:opacity="100%" fo:letter-spacing="-0.011cm" officeooo:rsid="0077978f" fo:background-color="#ffff00" loext:char-shading-value="0" style:font-name-asian="OpenSymbol2" style:font-style-asian="normal" style:font-name-complex="OpenSymbol2" style:font-style-complex="normal"/>
    </style:style>
    <style:style style:name="T86" style:family="text">
      <style:text-properties fo:color="#000000" loext:opacity="100%" fo:letter-spacing="-0.011cm" officeooo:rsid="007866b6" fo:background-color="#ffff00" loext:char-shading-value="0" style:font-name-asian="OpenSymbol2" style:font-style-asian="normal" style:font-name-complex="OpenSymbol2" style:font-style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fo:background-color="#ffff00" loext:char-shading-value="0" style:font-name-asian="Bitstream Vera Sans" style:font-name-complex="Bitstream Vera Sans"/>
    </style:style>
    <style:style style:name="T89" style:family="text">
      <style:text-properties fo:color="#b3b3b3" loext:opacity="100%" style:font-name="Bitstream Vera Sans" fo:font-size="10pt" fo:font-weight="normal" officeooo:rsid="00bdf99c" fo:background-color="transparent" loext:char-shading-value="0" style:font-name-asian="Bitstream Vera Sans" style:font-name-complex="Bitstream Vera Sans"/>
    </style:style>
    <style:style style:name="T90" style:family="text">
      <style:text-properties fo:color="#b3b3b3" loext:opacity="100%" fo:font-weight="normal" officeooo:rsid="00bdf99c" style:font-name-asian="Bitstream Vera Sans" style:font-name-complex="Bitstream Vera Sans"/>
    </style:style>
    <style:style style:name="T91" style:family="text">
      <style:text-properties officeooo:rsid="00bbb43c"/>
    </style:style>
    <style:style style:name="T92" style:family="text">
      <style:text-properties officeooo:rsid="00b2bf8c"/>
    </style:style>
    <style:style style:name="T93" style:family="text">
      <style:text-properties officeooo:rsid="00b89a46"/>
    </style:style>
    <style:style style:name="T94" style:family="text">
      <style:text-properties officeooo:rsid="00bee394"/>
    </style:style>
    <style:style style:name="T95" style:family="text">
      <style:text-properties officeooo:rsid="00b66271"/>
    </style:style>
    <style:style style:name="T96" style:family="text">
      <style:text-properties style:text-underline-style="none" officeooo:rsid="00b66271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letter-spacing="-0.004cm"/>
    </style:style>
    <style:style style:name="T99" style:family="text">
      <style:text-properties fo:letter-spacing="-0.004cm" officeooo:rsid="0061d6ce"/>
    </style:style>
    <style:style style:name="T100" style:family="text">
      <style:text-properties fo:letter-spacing="-0.011cm"/>
    </style:style>
    <style:style style:name="T101" style:family="text">
      <style:text-properties fo:letter-spacing="-0.011cm" officeooo:rsid="00b89a46"/>
    </style:style>
    <style:style style:name="T102" style:family="text">
      <style:text-properties fo:letter-spacing="-0.011cm" officeooo:rsid="00763e82"/>
    </style:style>
    <style:style style:name="T103" style:family="text">
      <style:text-properties fo:letter-spacing="-0.011cm" officeooo:rsid="0077978f"/>
    </style:style>
    <style:style style:name="T104" style:family="text">
      <style:text-properties officeooo:rsid="0061d6ce"/>
    </style:style>
    <style:style style:name="T105" style:family="text">
      <style:text-properties officeooo:rsid="00763e82"/>
    </style:style>
    <style:style style:name="T106" style:family="text">
      <style:text-properties style:font-name="OpenSymbol1" fo:font-style="normal" style:font-name-asian="OpenSymbol2" style:font-style-asian="normal" style:font-name-complex="OpenSymbol2" style:font-style-complex="normal"/>
    </style:style>
    <style:style style:name="T107" style:family="text">
      <style:text-properties style:font-name="OpenSymbol1" fo:letter-spacing="-0.011cm" fo:font-style="normal" officeooo:rsid="0077978f" style:font-name-asian="OpenSymbol2" style:font-style-asian="normal" style:font-name-complex="OpenSymbol2" style:font-style-complex="normal"/>
    </style:style>
    <style:style style:name="T108" style:family="text">
      <style:text-properties style:font-name="OpenSymbol1" fo:letter-spacing="-0.011cm" fo:font-style="normal" officeooo:rsid="007866b6" style:font-name-asian="OpenSymbol2" style:font-style-asian="normal" style:font-name-complex="OpenSymbol2" style:font-style-complex="normal"/>
    </style:style>
    <style:style style:name="T109" style:family="text">
      <style:text-properties fo:color="#ff3333" loext:opacity="100%" style:font-name="Bitstream Vera Sans" fo:font-size="10pt" fo:font-style="normal" fo:font-weight="bold" officeooo:rsid="007913e7" fo:background-color="transparent" loext:char-shading-value="0" style:font-name-asian="Bitstream Vera Sans" style:font-weight-asian="bold" style:font-name-complex="Bitstream Vera Sans" style:font-weight-complex="bold"/>
    </style:style>
    <style:style style:name="T110" style:family="text">
      <style:text-properties fo:color="#ff3333" loext:opacity="100%" style:font-name="Bitstream Vera Sans" fo:font-size="10pt" fo:font-weight="bold" officeooo:rsid="00bee394" fo:background-color="transparent" loext:char-shading-value="0" style:font-name-asian="Bitstream Vera Sans" style:font-weight-asian="bold" style:font-name-complex="Bitstream Vera Sans" style:font-weight-complex="bold"/>
    </style:style>
    <style:style style:name="T111" style:family="text">
      <style:text-properties fo:color="#ff3333" loext:opacity="100%" fo:font-style="normal" fo:font-weight="bold" officeooo:rsid="007913e7" style:font-name-asian="Bitstream Vera Sans" style:font-weight-asian="bold" style:font-name-complex="Bitstream Vera Sans" style:font-weight-complex="bold"/>
    </style:style>
    <style:style style:name="T112" style:family="text">
      <style:text-properties fo:color="#ff3333" loext:opacity="100%" fo:font-weight="bold" officeooo:rsid="00bee394" style:font-name-asian="Bitstream Vera Sans" style:font-weight-asian="bold" style:font-name-complex="Bitstream Vera Sans" style:font-weight-complex="bold"/>
    </style:style>
    <style:style style:name="T11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14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solid" svg:stroke-width="0.101cm" svg:stroke-color="#ff9900" draw:marker-start-width="0.206cm" draw:marker-end-width="0.2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ff9900" draw:marker-start-width="0.205cm" draw:marker-end-width="0.205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g text:anchor-type="paragraph" draw:z-index="0" draw:name="Forme5" draw:style-name="gr8"><draw:custom-shape draw:style-name="gr9" draw:text-style-name="P92" svg:width="3.964cm" svg:height="0.641cm" draw:transform="skewX (0.00279252680319092) rotate (0.0872664625997165) translate (-0.370416666666667cm -0.0934861111111111cm)"><text:p text:style-name="P91"><text:span text:style-name="T11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9"><draw:text-box fo:min-height="3.93cm"><text:section text:style-name="Sect1" text:name="Section1"><text:p text:style-name="P27"/><text:p text:style-name="P28">Convertis 25 000 mL en m³.</text:p><text:p text:style-name="P34">Correction</text:p><text:p text:style-name="P33">1 Litre correspond à 1<text:span text:style-name="T87"> </text:span>dm³.</text:p><text:p text:style-name="P37"><text:span text:style-name="T93">On convertit </text:span>25 000 mL <text:span text:style-name="T93">en L : 25 000 mL = </text:span>25 L.</text:p><table:table table:name="Tableau1" table:style-name="Tableau1"><table:table-column table:style-name="Tableau1.A"/><table:table-column table:style-name="Tableau1.B" table:number-columns-repeated="6"/><table:table-row table:style-name="Tableau1.1"><table:table-cell table:style-name="Tableau1.A1" office:value-type="string"><text:p text:style-name="P67">kL</text:p></table:table-cell><table:table-cell table:style-name="Tableau1.B1" office:value-type="string"><text:p text:style-name="P29">hL</text:p></table:table-cell><table:table-cell table:style-name="Tableau1.C1" office:value-type="string"><text:p text:style-name="P29">daL</text:p></table:table-cell><table:table-cell table:style-name="Tableau1.D1" office:value-type="string"><text:p text:style-name="P29">L</text:p></table:table-cell><table:table-cell table:style-name="Tableau1.E1" office:value-type="string"><text:p text:style-name="P29">dL</text:p></table:table-cell><table:table-cell table:style-name="Tableau1.F1" office:value-type="string"><text:p text:style-name="P29">cL</text:p></table:table-cell><table:table-cell table:style-name="Tableau1.G1" office:value-type="string"><text:p text:style-name="P29">mL</text:p></table:table-cell></table:table-row><table:table-row table:style-name="Tableau1.2"><table:table-cell table:style-name="Tableau1.A2" office:value-type="string"><text:p text:style-name="P31"/></table:table-cell><table:table-cell table:style-name="Tableau1.B2" office:value-type="string"><text:p text:style-name="P31"/></table:table-cell><table:table-cell table:style-name="Tableau1.C2" office:value-type="string"><text:p text:style-name="P29">2</text:p></table:table-cell><table:table-cell table:style-name="Tableau1.D2" office:value-type="string"><text:p text:style-name="P29">5,</text:p></table:table-cell><table:table-cell table:style-name="Tableau1.E2" office:value-type="string"><text:p text:style-name="P29">0</text:p></table:table-cell><table:table-cell table:style-name="Tableau1.F2" office:value-type="string"><text:p text:style-name="P29">0</text:p></table:table-cell><table:table-cell table:style-name="Tableau1.G2" office:value-type="string"><text:p text:style-name="P29">0</text:p></table:table-cell></table:table-row></table:table><text:p text:style-name="P36">25 L correspond à 25 dm³.</text:p><text:p text:style-name="P38">25 dm³ <text:span text:style-name="_5f_Symbole"><text:span text:style-name="T95">=</text:span></text:span> 0,025 m³.</text:p><table:table table:name="Tableau2" table:style-name="Tableau2"><table:table-column table:style-name="Tableau2.A"/><table:table-column table:style-name="Tableau2.B" table:number-columns-repeated="6"/><table:table-row table:style-name="Tableau2.1"><table:table-cell table:style-name="Tableau2.A1" office:value-type="string"><text:p text:style-name="P32"><text:span text:style-name="T28">km</text:span><text:span text:style-name="T34">3</text:span></text:p></table:table-cell><table:table-cell table:style-name="Tableau2.B1" office:value-type="string"><text:p text:style-name="P32"><text:span text:style-name="T28">hm</text:span><text:span text:style-name="T34">3</text:span></text:p></table:table-cell><table:table-cell table:style-name="Tableau2.C1" office:value-type="string"><text:p text:style-name="P32"><text:span text:style-name="T28">dam</text:span><text:span text:style-name="T34">3</text:span></text:p></table:table-cell><table:table-cell table:style-name="Tableau2.D1" office:value-type="string"><text:p text:style-name="P32"><text:span text:style-name="T28">m</text:span><text:span text:style-name="T34">3</text:span></text:p></table:table-cell><table:table-cell table:style-name="Tableau2.E1" office:value-type="string"><text:p text:style-name="P32"><text:span text:style-name="T28">dm</text:span><text:span text:style-name="T34">3</text:span></text:p></table:table-cell><table:table-cell table:style-name="Tableau2.F1" office:value-type="string"><text:p text:style-name="P32"><text:span text:style-name="T28">cm</text:span><text:span text:style-name="T34">3</text:span></text:p></table:table-cell><table:table-cell table:style-name="Tableau2.G1" office:value-type="string"><text:p text:style-name="P32"><text:span text:style-name="T28">mm</text:span><text:span text:style-name="T34">3</text:span></text:p></table:table-cell></table:table-row><table:table-row table:style-name="Tableau2.2"><table:table-cell table:style-name="Tableau2.A2" office:value-type="string"><text:p text:style-name="P31"/></table:table-cell><table:table-cell table:style-name="Tableau2.B2" office:value-type="string"><text:p text:style-name="P31"/></table:table-cell><table:table-cell table:style-name="Tableau2.C2" office:value-type="string"><text:p text:style-name="P31"/></table:table-cell><table:table-cell table:style-name="Tableau2.D2" office:value-type="string"><text:p text:style-name="P30"><text:span text:style-name="_5f_pointillés_20_gris">.</text:span> <text:span text:style-name="_5f_pointillés_20_gris">.</text:span> 0,</text:p></table:table-cell><table:table-cell table:style-name="Tableau2.E2" office:value-type="string"><text:p text:style-name="P29">0 2 5</text:p></table:table-cell><table:table-cell table:style-name="Tableau2.F2" office:value-type="string"><text:p text:style-name="P30"><text:span text:style-name="_5f_pointillés_20_gris">.</text:span> <text:span text:style-name="_5f_pointillés_20_gris">.</text:span> <text:span text:style-name="_5f_pointillés_20_gris">.</text:span></text:p></table:table-cell><table:table-cell table:style-name="Tableau2.G2" office:value-type="string"><text:p text:style-name="P30"><text:span text:style-name="_5f_pointillés_20_gris">.</text:span> <text:span text:style-name="_5f_pointillés_20_gris">.</text:span> <text:span text:style-name="_5f_pointillés_20_gris">.</text:span></text:p></table:table-cell></table:table-row></table:table><text:p text:style-name="P35"><text:span text:style-name="T38">25 000 mL </text:span><text:span text:style-name="_5f_Symbole"><text:span text:style-name="T96">=</text:span></text:span><text:span text:style-name="T38"> 0,025 m³.</text:span></text:p></text:section></draw:text-box></draw:frame></text:p>
      <text:list xml:id="list2785461481" text:style-name="Num_5f_Exo">
        <text:list-item>
          <text:h text:style-name="P43" text:outline-level="1"> <text:span text:style-name="Bold_5f_niv1">Avec des unités de volumes</text:span></text:h>
          <text:p text:style-name="P56">Effectue les conversion<text:span text:style-name="T104">s</text:span> suivantes.</text:p>
        </text:list-item>
      </text:list>
      <text:list xml:id="list2736489979" text:style-name="liste_5f_abc">
        <text:list-item>
          <text:p text:style-name="P72"><text:span text:style-name="T17">12 dm</text:span><text:span text:style-name="T29">3</text:span><text:span text:style-name="T17"> </text:span><text:span text:style-name="T35">=</text:span><text:span text:style-name="T17"> </text:span><text:span text:style-name="T18">12 000 000</text:span><text:span text:style-name="T17"> mm³</text:span></text:p>
        </text:list-item>
        <text:list-item>
          <text:p text:style-name="P72"><text:span text:style-name="T17">5 dam</text:span><text:span text:style-name="T29">3</text:span><text:span text:style-name="T17"> </text:span><text:span text:style-name="T35">=</text:span><text:span text:style-name="T17"> </text:span><text:span text:style-name="T18">0,000 005</text:span><text:span text:style-name="T17"> km³</text:span></text:p>
        </text:list-item>
        <text:list-item>
          <text:p text:style-name="P72"><text:span text:style-name="T17">205 mm</text:span><text:span text:style-name="T29">3</text:span><text:span text:style-name="T17"> </text:span><text:span text:style-name="T35">=</text:span><text:span text:style-name="T17"> </text:span><text:span text:style-name="T18">0,205</text:span><text:span text:style-name="T17"> cm³</text:span></text:p>
        </text:list-item>
        <text:list-item>
          <text:p text:style-name="P72"><text:span text:style-name="T17">15,42 km</text:span><text:span text:style-name="T29">3</text:span><text:span text:style-name="T17"> </text:span><text:span text:style-name="T35">=</text:span><text:span text:style-name="T17"> </text:span><text:span text:style-name="T18">15 420 000</text:span><text:span text:style-name="T17"> dam³</text:span></text:p>
        </text:list-item>
        <text:list-item>
          <text:p text:style-name="P72"><text:span text:style-name="T17">45,678 cm</text:span><text:span text:style-name="T29">3</text:span><text:span text:style-name="T17"> </text:span><text:span text:style-name="T35">=</text:span><text:span text:style-name="T17"> </text:span><text:span text:style-name="T18">45 678</text:span><text:span text:style-name="T17"> mm³</text:span></text:p>
        </text:list-item>
        <text:list-item>
          <text:p text:style-name="P79"><text:span text:style-name="corps"><text:span text:style-name="T26">678 543,6 m</text:span></text:span><text:span text:style-name="corps"><text:span text:style-name="T33">3</text:span></text:span><text:span text:style-name="corps"><text:span text:style-name="T26"> </text:span></text:span><text:span text:style-name="corps"><text:span text:style-name="T37">=</text:span></text:span><text:span text:style-name="corps"><text:span text:style-name="T26"> </text:span></text:span><text:span text:style-name="corps"><text:span text:style-name="T27">0,000 678 543 6</text:span></text:span><text:span text:style-name="corps"><text:span text:style-name="T26"> km</text:span></text:span><text:span text:style-name="corps"><text:span text:style-name="T33">3</text:span></text:span></text:p>
        </text:list-item>
      </text:list>
      <text:list xml:id="list83944426979233" text:continue-list="list2785461481" text:style-name="Num_5f_Exo">
        <text:list-item>
          <text:h text:style-name="P44" text:outline-level="1"> Complète avec l’unité adéquate.</text:h>
        </text:list-item>
      </text:list>
      <text:list xml:id="list83944718897837" text:continue-list="list2736489979" text:style-name="liste_5f_abc">
        <text:list-item text:start-value="1">
          <text:p text:style-name="P81"><text:span text:style-name="T17">2 560 000 mm</text:span><text:span text:style-name="T29">3</text:span><text:span text:style-name="T17"> </text:span><text:span text:style-name="T35">=</text:span><text:span text:style-name="T17"> 2,56 </text:span><text:span text:style-name="T18">dm</text:span><text:span text:style-name="T30">3</text:span></text:p>
        </text:list-item>
        <text:list-item>
          <text:p text:style-name="P81"><text:span text:style-name="T17">5 768 m</text:span><text:span text:style-name="T29">3</text:span><text:span text:style-name="T17"> </text:span><text:span text:style-name="T35">=</text:span><text:span text:style-name="T17"> 0,005 768 </text:span><text:span text:style-name="T18">hm</text:span><text:span text:style-name="T30">3</text:span></text:p>
        </text:list-item>
        <text:list-item>
          <text:p text:style-name="P81"><text:span text:style-name="T17">67 dam</text:span><text:span text:style-name="T29">3</text:span><text:span text:style-name="T17"> </text:span><text:span text:style-name="T35">=</text:span><text:span text:style-name="T17"> 67 000 000 </text:span><text:span text:style-name="T18">dm</text:span><text:span text:style-name="T30">3</text:span></text:p>
        </text:list-item>
        <text:list-item>
          <text:p text:style-name="P82"><text:span text:style-name="T17">0,002 36 km</text:span><text:span text:style-name="T29">3</text:span><text:span text:style-name="T17"> </text:span><text:span text:style-name="T35">=</text:span><text:span text:style-name="T17"> 2 360 </text:span><text:span text:style-name="T18">d</text:span><text:span text:style-name="T19">a</text:span><text:span text:style-name="T18">m</text:span><text:span text:style-name="T30">3</text:span></text:p>
        </text:list-item>
      </text:list>
      <text:list xml:id="list83944398613061" text:continue-list="list83944426979233" text:style-name="Num_5f_Exo">
        <text:list-item>
          <text:h text:style-name="P45" text:outline-level="1"> Choisis une unité <text:span text:style-name="T91">pour</text:span> que le nombre s’écrive avec le moins de zéros possible.</text:h>
        </text:list-item>
      </text:list>
      <text:list xml:id="list83945237247109" text:continue-list="list83944718897837" text:style-name="liste_5f_abc">
        <text:list-item text:start-value="1">
          <text:p text:style-name="P83"><text:span text:style-name="T17">23 000 cm</text:span><text:span text:style-name="T29">3</text:span><text:span text:style-name="T17"> </text:span><text:span text:style-name="T35">=</text:span><text:span text:style-name="T45"> </text:span><text:span text:style-name="T46">23 </text:span><text:span text:style-name="T18">dm</text:span><text:span text:style-name="T30">3</text:span></text:p>
        </text:list-item>
        <text:list-item>
          <text:p text:style-name="P83"><text:span text:style-name="T17">0,000 07 m</text:span><text:span text:style-name="T29">3</text:span><text:span text:style-name="T17"> </text:span><text:span text:style-name="T35">=</text:span><text:span text:style-name="T45"> </text:span><text:span text:style-name="T46">70 c</text:span><text:span text:style-name="T18">m</text:span><text:span text:style-name="T30">3</text:span></text:p>
        </text:list-item>
        <text:list-item>
          <text:p text:style-name="P84"><text:span text:style-name="T22">199 700 000 dam³</text:span><text:span text:style-name="T31"> </text:span><text:span text:style-name="T36">=</text:span><text:span text:style-name="_5f_pointillés_20_gris"><text:span text:style-name="T88"> </text:span></text:span><text:span text:style-name="_5f_pointillés_20_gris"><text:span text:style-name="T77">199,7 k</text:span></text:span><text:span text:style-name="_5f_pointillés_20_gris"><text:span text:style-name="T23">m</text:span></text:span><text:span text:style-name="_5f_pointillés_20_gris"><text:span text:style-name="T32">3</text:span></text:span></text:p>
        </text:list-item>
        <text:list-item>
          <text:p text:style-name="P83"><text:span text:style-name="T17">0,060 8 dam</text:span><text:span text:style-name="T29">3</text:span><text:span text:style-name="T17"> </text:span><text:span text:style-name="T35">=</text:span><text:span text:style-name="T45"> </text:span><text:span text:style-name="T46">60,8 </text:span><text:span text:style-name="T18">m</text:span><text:span text:style-name="T30">3</text:span></text:p>
        </text:list-item>
      </text:list>
      <text:list xml:id="list83944625292213" text:continue-list="list83944398613061" text:style-name="Num_5f_Exo">
        <text:list-item>
          <text:h text:style-name="P46" text:outline-level="1"><text:span text:style-name="Bold_5f_niv1"><text:span text:style-name="T87"> </text:span></text:span><text:span text:style-name="Bold_5f_niv1">Avec des unités de capacités</text:span></text:h>
          <text:p text:style-name="P66">Complète avec l’unité adéquate.</text:p>
        </text:list-item>
      </text:list>
      <text:section text:style-name="Sect2" text:name="Section2">
        <text:list xml:id="list83944098569477" text:continue-list="list83945237247109" text:style-name="liste_5f_abc">
          <text:list-item text:start-value="1">
            <text:p text:style-name="P85"><text:span text:style-name="T17">350 L </text:span><text:span text:style-name="T35">=</text:span><text:span text:style-name="T17"> 3,5 </text:span><text:span text:style-name="T20">hL</text:span></text:p>
          </text:list-item>
          <text:list-item>
            <text:p text:style-name="P74"><text:span text:style-name="T17">0,455 hL </text:span><text:span text:style-name="T35">=</text:span><text:span text:style-name="T17"> 455 </text:span><text:span text:style-name="T20">dL</text:span></text:p>
          </text:list-item>
          <text:list-item>
            <text:p text:style-name="P73"><text:span text:style-name="T17">46 700 mL </text:span><text:span text:style-name="T35">=</text:span><text:span text:style-name="T17"> 46,7 </text:span><text:span text:style-name="T20">L</text:span></text:p>
          </text:list-item>
          <text:list-item>
            <text:p text:style-name="P75"><text:span text:style-name="T22">9,5 mL </text:span><text:span text:style-name="T36">=</text:span><text:span text:style-name="T22"> 0,95 </text:span><text:span text:style-name="T24">cL</text:span><text:span text:style-name="T16"> </text:span></text:p>
          </text:list-item>
          <text:list-item>
            <text:p text:style-name="P76"><text:span text:style-name="T22">7,82 hL </text:span><text:span text:style-name="T36">=</text:span><text:span text:style-name="T22"> 7 820 </text:span><text:span text:style-name="T25">dL</text:span><text:span text:style-name="T16"> </text:span></text:p>
          </text:list-item>
          <text:list-item>
            <text:p text:style-name="P73"><text:span text:style-name="T17">5 767 daL </text:span><text:span text:style-name="T35">=</text:span><text:span text:style-name="T17"> 576,7 </text:span><text:span text:style-name="T21">hL</text:span></text:p>
          </text:list-item>
        </text:list>
      </text:section>
      <text:list xml:id="list83945529765970" text:continue-list="list83944625292213" text:style-name="Num_5f_Exo">
        <text:list-item>
          <text:h text:style-name="P42" text:outline-level="1"> <text:span text:style-name="T99">Relie</text:span><text:span text:style-name="T98"> chaque capacité </text:span><text:span text:style-name="T99">à</text:span><text:span text:style-name="T98"> l’objet correspondant.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list xml:id="list83944055913232" text:continue-numbering="true" text:style-name="Num_5f_Exo">
                <text:list-header>
                  <text:p text:style-name="P57">24 L</text:p>
                </text:list-header>
              </text:list>
            </table:table-cell>
            <table:table-cell table:style-name="Tableau11.B1" office:value-type="string">
              <text:p text:style-name="P39"><draw:line text:anchor-type="paragraph" draw:z-index="15" draw:name="Shape3" draw:style-name="gr2" draw:text-style-name="P87" svg:x1="0.157cm" svg:y1="0.961cm" svg:x2="2.739cm" svg:y2="0.162cm"><text:p/></draw:line><draw:line text:anchor-type="paragraph" draw:z-index="18" draw:name="Shape6" draw:style-name="gr2" draw:text-style-name="P87" svg:x1="0.157cm" svg:y1="0.162cm" svg:x2="2.739cm" svg:y2="0.961cm"><text:p/></draw:line> <text:s text:c="13"/></text:p>
            </table:table-cell>
            <table:table-cell table:style-name="Tableau11.C1" office:value-type="string">
              <text:list xml:id="list83945823764967" text:continue-numbering="true" text:style-name="Num_5f_Exo">
                <text:list-header>
                  <text:p text:style-name="P59">Pichet d’eau</text:p>
                </text:list-header>
              </text:list>
            </table:table-cell>
          </table:table-row>
        </table:table-header-rows>
        <table:table-row table:style-name="Tableau11.1">
          <table:table-cell table:style-name="Tableau11.A2" office:value-type="string">
            <text:list xml:id="list83944712930704" text:continue-numbering="true" text:style-name="Num_5f_Exo">
              <text:list-header>
                <text:p text:style-name="P63"><text:span text:style-name="T40">1</text:span><text:span text:style-name="T39"> L</text:span></text:p>
              </text:list-header>
            </text:list>
          </table:table-cell>
          <table:table-cell table:style-name="Tableau11.B2" office:value-type="string">
            <text:p text:style-name="P39"> <text:s text:c="13"/></text:p>
          </table:table-cell>
          <table:table-cell table:style-name="Tableau11.C2" office:value-type="string">
            <text:list xml:id="list83943891740598" text:continue-numbering="true" text:style-name="Num_5f_Exo">
              <text:list-header>
                <text:p text:style-name="P58">Cartabl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3945114778386" text:continue-numbering="true" text:style-name="Num_5f_Exo">
              <text:list-header>
                <text:p text:style-name="P60"><text:span text:style-name="T92">2</text:span>0 cL</text:p>
              </text:list-header>
            </text:list>
          </table:table-cell>
          <table:table-cell table:style-name="Tableau11.B3" office:value-type="string">
            <text:p text:style-name="P39"><draw:line text:anchor-type="paragraph" draw:z-index="13" draw:name="Shape1" draw:style-name="gr2" draw:text-style-name="P87" svg:x1="0.157cm" svg:y1="0.183cm" svg:x2="2.773cm" svg:y2="1.716cm"><text:p/></draw:line><draw:line text:anchor-type="paragraph" draw:z-index="16" draw:name="Shape4" draw:style-name="gr2" draw:text-style-name="P87" svg:x1="0.157cm" svg:y1="2.515cm" svg:x2="2.773cm" svg:y2="0.183cm"><text:p/></draw:line> <text:s text:c="13"/></text:p>
          </table:table-cell>
          <table:table-cell table:style-name="Tableau11.C2" office:value-type="string">
            <text:list xml:id="list83943981762232" text:continue-numbering="true" text:style-name="Num_5f_Exo">
              <text:list-header>
                <text:p text:style-name="P59">Baignoir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3944928091741" text:continue-numbering="true" text:style-name="Num_5f_Exo">
              <text:list-header>
                <text:p text:style-name="P62">0,05 mL</text:p>
              </text:list-header>
            </text:list>
          </table:table-cell>
          <table:table-cell table:style-name="Tableau11.B4" office:value-type="string">
            <text:p text:style-name="P39"><draw:line text:anchor-type="paragraph" draw:z-index="14" draw:name="Shape2" draw:style-name="gr2" draw:text-style-name="P87" svg:x1="0.157cm" svg:y1="0.168cm" svg:x2="2.757cm" svg:y2="2.486cm"><text:p/></draw:line><draw:line text:anchor-type="paragraph" draw:z-index="19" draw:name="Shape7" draw:style-name="gr1" draw:text-style-name="P87" svg:x1="0.157cm" svg:y1="0.935cm" svg:x2="2.773cm" svg:y2="0.168cm"><text:p/></draw:line> <text:s text:c="13"/></text:p>
          </table:table-cell>
          <table:table-cell table:style-name="Tableau11.C2" office:value-type="string">
            <text:list xml:id="list83944562176503" text:continue-numbering="true" text:style-name="Num_5f_Exo">
              <text:list-header>
                <text:p text:style-name="P59">Piscin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3945334671979" text:continue-numbering="true" text:style-name="Num_5f_Exo">
              <text:list-header>
                <text:p text:style-name="P64">56 000 L</text:p>
              </text:list-header>
            </text:list>
          </table:table-cell>
          <table:table-cell table:style-name="Tableau11.B5" office:value-type="string">
            <text:p text:style-name="P39"> <text:s text:c="13"/></text:p>
          </table:table-cell>
          <table:table-cell table:style-name="Tableau11.C2" office:value-type="string">
            <text:list xml:id="list83944798014828" text:continue-numbering="true" text:style-name="Num_5f_Exo">
              <text:list-header>
                <text:p text:style-name="P59">Verr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3945722443936" text:continue-numbering="true" text:style-name="Num_5f_Exo">
              <text:list-header>
                <text:p text:style-name="P64">200 L</text:p>
              </text:list-header>
            </text:list>
          </table:table-cell>
          <table:table-cell table:style-name="Tableau11.B6" office:value-type="string">
            <text:p text:style-name="P39"><draw:line text:anchor-type="paragraph" draw:z-index="17" draw:name="Shape5" draw:style-name="gr2" draw:text-style-name="P87" svg:x1="0.157cm" svg:y1="0.922cm" svg:x2="2.773cm" svg:y2="0.171cm"><text:p/></draw:line> <text:s text:c="13"/></text:p>
          </table:table-cell>
          <table:table-cell table:style-name="Tableau11.C2" office:value-type="string">
            <text:p text:style-name="P40">Ballon de football</text:p>
          </table:table-cell>
        </table:table-row>
        <table:table-row table:style-name="Tableau11.1">
          <table:table-cell table:style-name="Tableau11.A2" office:value-type="string">
            <text:list xml:id="list83943836086180" text:continue-numbering="true" text:style-name="Num_5f_Exo">
              <text:list-header>
                <text:p text:style-name="P65">12 L</text:p>
              </text:list-header>
            </text:list>
          </table:table-cell>
          <table:table-cell table:style-name="Tableau11.B7" office:value-type="string">
            <text:p text:style-name="P39"> <text:s text:c="13"/></text:p>
          </table:table-cell>
          <table:table-cell table:style-name="Tableau11.C2" office:value-type="string">
            <text:list xml:id="list83943965005652" text:continue-numbering="true" text:style-name="Num_5f_Exo">
              <text:list-header>
                <text:p text:style-name="P61">Goutte d’eau</text:p>
              </text:list-header>
            </text:list>
          </table:table-cell>
        </table:table-row>
      </table:table>
      <text:list xml:id="list83945551247866" text:continue-numbering="true" text:style-name="Num_5f_Exo">
        <text:list-item>
          <text:h text:style-name="P47" text:outline-level="1"><text:span text:style-name="Bold_5f_niv1"><text:span text:style-name="T97"> </text:span></text:span><text:span text:style-name="Bold_5f_niv1">Entre capacités et volumes</text:span></text:h>
        </text:list-item>
      </text:list>
      <text:p text:style-name="P41">Effectue les conversions suivantes.</text:p>
      <text:list xml:id="list83945356643704" text:continue-list="list83944098569477" text:style-name="liste_5f_abc">
        <text:list-item text:start-value="1">
          <text:p text:style-name="P80"><text:span text:style-name="T45">1 dm</text:span><text:span text:style-name="T68">3</text:span><text:span text:style-name="T45"> </text:span><text:span text:style-name="T73">=</text:span><text:span text:style-name="T45"> </text:span><text:span text:style-name="T47">1</text:span><text:span text:style-name="T45"> L</text:span></text:p>
        </text:list-item>
        <text:list-item>
          <text:p text:style-name="P80"><text:span text:style-name="T45">1 m</text:span><text:span text:style-name="T68">3</text:span><text:span text:style-name="T45"> </text:span><text:span text:style-name="T73">=</text:span><text:span text:style-name="T45"> </text:span><text:span text:style-name="T47">1 000</text:span><text:span text:style-name="T45"> L</text:span></text:p>
        </text:list-item>
        <text:list-item>
          <text:p text:style-name="P80"><text:span text:style-name="T45">1 mL </text:span><text:span text:style-name="T73">=</text:span><text:span text:style-name="T45"> </text:span><text:span text:style-name="T47">1</text:span><text:span text:style-name="T45"> cm</text:span><text:span text:style-name="T68">3</text:span></text:p>
        </text:list-item>
        <text:list-item>
          <text:p text:style-name="P80"><text:span text:style-name="T45">232,4 L </text:span><text:span text:style-name="T73">=</text:span><text:span text:style-name="T45"> </text:span><text:span text:style-name="T47">0,232 4</text:span><text:span text:style-name="T45"> m</text:span><text:span text:style-name="T68">3</text:span></text:p>
        </text:list-item>
        <text:list-item>
          <text:p text:style-name="P80"><text:span text:style-name="T45">56,78 cm</text:span><text:span text:style-name="T68">3</text:span><text:span text:style-name="T45"> </text:span><text:span text:style-name="T73">=</text:span><text:span text:style-name="T45"> </text:span><text:span text:style-name="T48">0,5678</text:span><text:span text:style-name="T45"> dL</text:span></text:p>
        </text:list-item>
        <text:list-item>
          <text:p text:style-name="P80"><text:span text:style-name="T45">7 302 L </text:span><text:span text:style-name="T73">=</text:span><text:span text:style-name="T45"> </text:span><text:span text:style-name="T48">0,007 302</text:span><text:span text:style-name="T45"> dam³</text:span></text:p>
        </text:list-item>
      </text:list>
      <text:list xml:id="list83944330986610" text:continue-list="list83945551247866" text:style-name="Num_5f_Exo">
        <text:list-item>
          <text:h text:style-name="P48" text:outline-level="1"><text:span text:style-name="T13"> Complète avec l’unité </text:span><text:span text:style-name="T14">de capacité </text:span><text:span text:style-name="T13">qui convient</text:span>.</text:h>
        </text:list-item>
      </text:list>
      <text:section text:style-name="Sect2" text:name="Section3">
        <text:list xml:id="list83944807034121" text:continue-list="list83945356643704" text:style-name="liste_5f_abc">
          <text:list-item text:start-value="1">
            <text:p text:style-name="P73"><text:span text:style-name="T49">26</text:span><text:span text:style-name="T45"> dm</text:span><text:span text:style-name="T68">3</text:span><text:span text:style-name="T45"> </text:span><text:span text:style-name="T73">=</text:span><text:span text:style-name="T45"> </text:span><text:span text:style-name="T49">26 </text:span><text:span text:style-name="T50">L</text:span></text:p>
          </text:list-item>
          <text:list-item>
            <text:p text:style-name="P73"><text:span text:style-name="T49">0,502</text:span><text:span text:style-name="T45"> </text:span><text:span text:style-name="T49">d</text:span><text:span text:style-name="T45">m</text:span><text:span text:style-name="T68">3</text:span><text:span text:style-name="T45"> </text:span><text:span text:style-name="T73">=</text:span><text:span text:style-name="T45"> </text:span><text:span text:style-name="T49">502 </text:span><text:span text:style-name="T50">mL</text:span></text:p>
          </text:list-item>
          <text:list-item>
            <text:p text:style-name="P73"><text:span text:style-name="T51">2 </text:span><text:span text:style-name="T45">m³ </text:span><text:span text:style-name="T73">=</text:span><text:span text:style-name="T45"> </text:span><text:span text:style-name="T51">2</text:span><text:span text:style-name="T49"> </text:span><text:span text:style-name="T51">000</text:span><text:span text:style-name="T49"> </text:span><text:span text:style-name="T50">L</text:span></text:p>
          </text:list-item>
          <text:list-item>
            <text:p text:style-name="P75"><text:span text:style-name="T54">3 542</text:span><text:span text:style-name="T53"> </text:span><text:span text:style-name="T54">mm³</text:span><text:span text:style-name="T74">=</text:span><text:span text:style-name="T54">3,542</text:span><text:span text:style-name="T55">mL</text:span><text:span text:style-name="T42"> </text:span></text:p>
          </text:list-item>
          <text:list-item>
            <text:p text:style-name="P73"><text:span text:style-name="T45">7,8 cm</text:span><text:span text:style-name="T68">3</text:span><text:span text:style-name="T45"> </text:span><text:span text:style-name="T73">=</text:span><text:span text:style-name="T45"> </text:span><text:span text:style-name="T51">0,78 </text:span><text:span text:style-name="T52">cL</text:span></text:p>
          </text:list-item>
          <text:list-item>
            <text:p text:style-name="P75"><text:span text:style-name="T60">0,1</text:span><text:span text:style-name="T62">7</text:span><text:span text:style-name="T59"> </text:span><text:span text:style-name="T60">dam³</text:span><text:span text:style-name="T75">=</text:span><text:span text:style-name="T60">17000 </text:span><text:span text:style-name="T61">daL</text:span><text:span text:style-name="T41"> </text:span></text:p>
          </text:list-item>
        </text:list>
      </text:section>
      <text:list xml:id="list83944757199639" text:continue-list="list83944330986610" text:style-name="Num_5f_Exo">
        <text:list-item>
          <text:h text:style-name="P49" text:outline-level="1"> <text:span text:style-name="T13">Complète avec l’unité </text:span><text:span text:style-name="T14">de </text:span><text:span text:style-name="T15">volume</text:span><text:span text:style-name="T14"> </text:span><text:span text:style-name="T13">qui convient</text:span>.</text:h>
        </text:list-item>
      </text:list>
      <text:section text:style-name="Sect2" text:name="Section4">
        <text:list xml:id="list83945425963105" text:continue-list="list83944807034121" text:style-name="liste_5f_abc">
          <text:list-item text:start-value="1">
            <text:p text:style-name="P77"><text:span text:style-name="T56">5</text:span><text:span text:style-name="T53"> </text:span><text:span text:style-name="T57">000 L</text:span><text:span text:style-name="T53"> </text:span><text:span text:style-name="T74">=</text:span><text:span text:style-name="T53"> </text:span><text:span text:style-name="T57">5</text:span><text:span text:style-name="T56"> m</text:span><text:span text:style-name="T70">3</text:span></text:p>
          </text:list-item>
          <text:list-item>
            <text:p text:style-name="P77"><text:span text:style-name="T57">768</text:span><text:span text:style-name="T53"> </text:span><text:span text:style-name="T57">cL</text:span><text:span text:style-name="T53"> </text:span><text:span text:style-name="T74">=</text:span><text:span text:style-name="T53"> </text:span><text:span text:style-name="T57">7,68</text:span><text:span text:style-name="T56"> </text:span><text:span text:style-name="T58">dm</text:span><text:span text:style-name="T71">3</text:span></text:p>
          </text:list-item>
          <text:list-item>
            <text:p text:style-name="P77"><text:span text:style-name="T57">75</text:span><text:span text:style-name="T53"> </text:span><text:span text:style-name="T57">L </text:span><text:span text:style-name="T74">=</text:span><text:span text:style-name="T53"> </text:span><text:span text:style-name="T57">75</text:span><text:span text:style-name="T56"> </text:span><text:span text:style-name="T54">000</text:span><text:span text:style-name="T56"> </text:span><text:span text:style-name="T58">cm</text:span><text:span text:style-name="T71">3</text:span></text:p>
          </text:list-item>
          <text:list-item>
            <text:p text:style-name="P77"><text:span text:style-name="T69"><text:s/></text:span><text:span text:style-name="T57">657</text:span><text:span text:style-name="T53"> </text:span><text:span text:style-name="T57">hL</text:span><text:span text:style-name="T53"> </text:span><text:span text:style-name="T74">=</text:span><text:span text:style-name="T53"> </text:span><text:span text:style-name="T57">65,7</text:span><text:span text:style-name="T42"> </text:span><text:span text:style-name="T56">m</text:span><text:span text:style-name="T70">3</text:span></text:p>
          </text:list-item>
          <text:list-item>
            <text:p text:style-name="P77"><text:span text:style-name="T67"><text:s/></text:span><text:span text:style-name="T57">0,43</text:span><text:span text:style-name="T53"> </text:span><text:span text:style-name="T57">dL</text:span><text:span text:style-name="T53"> </text:span><text:span text:style-name="T74">=</text:span><text:span text:style-name="T53"> </text:span><text:span text:style-name="T57">43</text:span><text:span text:style-name="T53"> </text:span><text:span text:style-name="T58">cm</text:span><text:span text:style-name="T71">3</text:span></text:p>
          </text:list-item>
          <text:list-item>
            <text:p text:style-name="P78"><text:span text:style-name="_5f_Correction_5f_surligné"><text:span text:style-name="T90"><text:s/></text:span></text:span><text:span text:style-name="_5f_Correction_5f_surligné"><text:span text:style-name="T79">1</text:span></text:span><text:span text:style-name="_5f_Correction_5f_surligné"><text:span text:style-name="T78"> </text:span></text:span><text:span text:style-name="_5f_Correction_5f_surligné"><text:span text:style-name="T79">746 </text:span></text:span><text:span text:style-name="_5f_Correction_5f_surligné"><text:span text:style-name="T111">m</text:span></text:span><text:span text:style-name="_5f_Correction_5f_surligné"><text:span text:style-name="T112">L</text:span></text:span><text:span text:style-name="_5f_Correction_5f_surligné"><text:span text:style-name="T78"> </text:span></text:span><text:span text:style-name="_5f_Correction_5f_surligné"><text:span text:style-name="T81">=</text:span></text:span><text:span text:style-name="_5f_Correction_5f_surligné"><text:span text:style-name="T78"> </text:span></text:span><text:span text:style-name="_5f_Correction_5f_surligné"><text:span text:style-name="T79">1,746</text:span></text:span><text:span text:style-name="_5f_Correction_5f_surligné"><text:span text:style-name="T78"> </text:span></text:span><text:span text:style-name="_5f_Correction_5f_surligné"><text:span text:style-name="T80">L</text:span></text:span></text:p>
          </text:list-item>
        </text:list>
      </text:section>
      <text:list xml:id="list83944959363409" text:continue-list="list83944757199639" text:style-name="Num_5f_Exo">
        <text:list-item>
          <text:h text:style-name="P50" text:outline-level="1"> <text:span text:style-name="T100">On veut mettre en bouteilles 1 m³ d’eau pétillante. </text:span><text:span text:style-name="T101">O</text:span><text:span text:style-name="T100">n prévoit 600 bouteilles de 1,5 L.</text:span></text:h>
        </text:list-item>
      </text:list>
      <text:list xml:id="list83945530971114" text:continue-list="list83945425963105" text:style-name="liste_5f_abc">
        <text:list-item text:start-value="1">
          <text:p text:style-name="_5f_num_5f_abcd"><text:span text:style-name="T76">L</text:span>e nombre de bouteilles est-<text:span text:style-name="T94">il</text:span> suffisant ?</text:p>
        </text:list-item>
      </text:list>
      <text:list xml:id="list83945080767883" text:continue-list="list83944959363409" text:style-name="Num_5f_Exo">
        <text:list-header>
          <text:p text:style-name="P51">600 <text:span text:style-name="_5f_Correction_5f_surligné"><text:span text:style-name="T106">×</text:span></text:span> 1,5 <text:span text:style-name="T105">= 900 L = 0,9 <text:s/></text:span><text:span text:style-name="T102">m³ </text:span><text:span text:style-name="T103">&lt; 1 <text:s/></text:span><text:span text:style-name="_5f_pointillés_20_gris"><text:span text:style-name="T83">m³</text:span></text:span></text:p>
          <text:p text:style-name="P52">Non, le nombre de bouteilles n’est pas suffisant.</text:p>
        </text:list-header>
      </text:list>
      <text:list xml:id="list83945841167323" text:continue-list="list83945530971114" text:style-name="liste_5f_abc">
        <text:list-item>
          <text:p text:style-name="P86">Calcule le nombre de bouteilles nécessaire<text:span text:style-name="T104">s</text:span>.</text:p>
          <text:p text:style-name="P53"><text:span text:style-name="_5f_pointillés_20_gris"><text:span text:style-name="T82">1 <text:s/></text:span></text:span><text:span text:style-name="_5f_pointillés_20_gris"><text:span text:style-name="T83">m³ = 1 000 L</text:span></text:span></text:p>
          <text:p text:style-name="P54"><text:span text:style-name="_5f_pointillés_20_gris"><text:span text:style-name="T84">1 000 </text:span></text:span><text:span text:style-name="_5f_Correction_5f_surligné"><text:span text:style-name="T107">÷ </text:span></text:span><text:span text:style-name="_5f_pointillés_20_gris"><text:span text:style-name="T85">1,</text:span></text:span><text:span text:style-name="_5f_pointillés_20_gris"><text:span text:style-name="T86">5 </text:span></text:span><text:span text:style-name="_5f_Correction_5f_surligné"><text:span text:style-name="T108">≈</text:span></text:span><text:span text:style-name="_5f_pointillés_20_gris"><text:span text:style-name="T85"> </text:span></text:span><text:span text:style-name="_5f_pointillés_20_gris"><text:span text:style-name="T86">666,7</text:span></text:span></text:p>
          <text:p text:style-name="P54"><text:span text:style-name="_5f_pointillés_20_gris"><text:span text:style-name="T86">667 bouteilles sont nécessaires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Bitstream Vera Sans" svg:font-family="'Bitstream Vera Sans'"/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1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5ae2c9"/>
    </style:style>
    <style:style style:name="MP25" style:family="paragraph">
      <loext:graphic-properties draw:fill="solid" draw:fill-color="#7fb24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a84d"/>
    </style:style>
    <style:style style:name="MP32" style:family="paragraph" style:parent-style-name="_5f_En-tête">
      <style:text-properties officeooo:rsid="004fea2e" officeooo:paragraph-rsid="0026fd94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fea2e"/>
    </style:style>
    <style:style style:name="MT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1" fo:font-size="9pt" officeooo:rsid="004d7250" fo:background-color="transparent" loext:char-shading-value="0"/>
    </style:style>
    <style:style style:name="MT10" style:family="text">
      <style:text-properties officeooo:rsid="0052b52b"/>
    </style:style>
    <style:style style:name="MT11" style:family="text">
      <style:text-properties officeooo:rsid="002aa84d"/>
    </style:style>
    <style:style style:name="MT12" style:family="text">
      <style:text-properties officeooo:rsid="0063bdbe"/>
    </style:style>
    <style:style style:name="MT13" style:family="text">
      <style:text-properties officeooo:rsid="0054621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7fb241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3" draw:name="Forme3" draw:style-name="Mgr3" draw:text-style-name="MP26" svg:x1="18.768cm" svg:y1="0.371cm" svg:x2="20.497cm" svg:y2="0.36cm"><text:p/></draw:line><text:span text:style-name="MT6">C</text:span><text:span text:style-name="MT7">onvertir</text:span><text:span text:style-name="MT8"> des </text:span><text:span text:style-name="MT7">unités de capacités et de volumes</text:span></text:p>
      </style:header>
      <style:footer>
        <text:p text:style-name="MP28"><draw:frame draw:style-name="Mfr1" draw:name="Cadre1" text:anchor-type="paragraph" svg:y="-0.06cm" draw:z-index="4"><draw:text-box fo:min-height="0.499cm" fo:min-width="2cm"><draw:frame draw:style-name="Mfr2" draw:name="Cadre2" text:anchor-type="frame" svg:x="0.45cm" svg:y="0.079cm" svg:width="0.817cm" draw:z-index="5"><draw:text-box fo:min-height="0.355cm"><text:p text:style-name="MP29"><draw:g text:anchor-type="paragraph" draw:z-index="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4</text:page-number></text:p></draw:text-box></draw:frame><text:p text:style-name="MP31"><text:span text:style-name="MT9">G</text:span><text:span text:style-name="MT10">randeurs</text:span> • <text:span text:style-name="MT11">C1</text:span></text:p></draw:text-box></draw:frame></text:p>
      </style:footer>
    </style:master-page>
    <style:master-page style:name="_5f_Fiche_20_éditeur_20_série_20_2_20_une_20_colonne_20_impaire_20__28_G_29__5f_" style:display-name="_Fiche éditeur série 2 une colonne impaire (G)_" style:page-layout-name="Mpm24" draw:style-name="Mdp1" style:next-style-name="_5f_Fiche_20_éditeur_20_série_20_2_20_une_20_colonne_20_impaire_20__28_G_29_">
      <style:header>
        <text:p text:style-name="MP32"><draw:path text:anchor-type="paragraph" draw:z-index="7" draw:name="Forme5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8" draw:name="Forme6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10" draw:name="Forme7" draw:style-name="Mgr3" draw:text-style-name="MP26" svg:x1="12.3cm" svg:y1="0.36cm" svg:x2="20.7cm" svg:y2="0.36cm"><text:p/></draw:line>Calculer des aires (<text:span text:style-name="MT12">figures</text:span>)</text:p>
      </style:header>
      <style:footer>
        <text:p text:style-name="MP28"><draw:frame draw:style-name="Mfr3" draw:name="Cadre4" text:anchor-type="paragraph" svg:x="13.254cm" svg:y="-0.06cm" draw:z-index="0"><draw:text-box fo:min-height="0.499cm" fo:min-width="3cm"><draw:frame draw:style-name="Mfr2" draw:name="Cadre5" text:anchor-type="frame" svg:x="0.45cm" svg:y="0.079cm" svg:width="0.817cm" draw:z-index="0"><draw:text-box fo:min-height="0.355cm"><text:p text:style-name="MP29"><draw:g text:anchor-type="paragraph" draw:z-index="11" draw:name="Forme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draw:g text:anchor-type="paragraph" draw:z-index="12" draw:name="Forme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3">Grandeurs et mesures</text:span> • <text:span text:style-name="MT11">C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08:39:43.382000000</dc:date>
    <meta:editing-duration>PT10H5M2S</meta:editing-duration>
    <meta:editing-cycles>115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4" meta:image-count="0" meta:object-count="0" meta:page-count="1" meta:paragraph-count="155" meta:word-count="746" meta:character-count="3429" meta:non-whitespace-character-count="2396"/>
  </office:meta>
</office:document-meta>
</file>